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57983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e181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rotation-align="none"/>
    </style:style>
    <style:style style:name="ce6" style:family="table-cell" style:parent-style-name="Default">
      <style:text-properties fo:color="#000000" style:text-outline="false" style:text-line-through-style="none" style:text-line-through-type="non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7">
      <style:table-cell-properties style:rotation-align="none"/>
    </style:style>
    <style:style style:name="ce13" style:family="table-cell" style:parent-style-name="Default">
      <style:table-cell-properties fo:background-color="#fff200" style:rotation-align="none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Verdan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Verdan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Verdan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fo:language="none" fo:country="none" style:font-name-asian="Monaco" style:font-size-asian="11pt" style:language-asian="none" style:country-asian="none" style:font-name-complex="Monaco" style:font-size-complex="11pt" style:language-complex="none" style:country-complex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493.92mm" svg:y="21.32mm">
            <draw:object draw:notify-on-update-of-ranges="Sheet1.Q2:Sheet1.Q2 Sheet1.Q3:Sheet1.Q12 Sheet1.R2:Sheet1.R2 Sheet1.R3:Sheet1.R12 Sheet1.S2:Sheet1.S2 Sheet1.S3:Sheet1.S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2" table:default-cell-style-name="ce1"/>
        <table:table-row table:style-name="ro1">
          <table:table-cell table:style-name="Default" table:number-columns-repeated="14"/>
          <table:table-cell table:number-columns-repeated="1009"/>
        </table:table-row>
        <table:table-row table:style-name="ro1">
          <table:table-cell office:value-type="string" calcext:value-type="string">
            <text:p>Level/Names</text:p>
          </table:table-cell>
          <table:table-cell office:value-type="string" calcext:value-type="string">
            <text:p>Wang Yuchan</text:p>
          </table:table-cell>
          <table:table-cell office:value-type="string" calcext:value-type="string">
            <text:p>Zheng Lingluan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xiang chenyang</text:p>
          </table:table-cell>
          <table:table-cell office:value-type="string" calcext:value-type="string">
            <text:p>chen qiuyang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Ma xueyin</text:p>
          </table:table-cell>
          <table:table-cell office:value-type="string" calcext:value-type="string">
            <text:p>Li Yuqi</text:p>
          </table:table-cell>
          <table:table-cell office:value-type="string" calcext:value-type="string">
            <text:p>Qi Fangyi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Yue Xingzhi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hen Changchang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ard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number-columns-repeated="10" table:style-name="ce2" office:value-type="string" calcext:value-type="string">
            <text:p>Easy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Q3]+[.R3]+[.S3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7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Q4]+[.R4]+[.S4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asy</text:p>
          </table:table-cell>
          <table:table-cell table:number-columns-repeated="3" table:style-name="ce4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number-columns-repeated="3" table:style-name="ce4" office:value-type="string" calcext:value-type="string">
            <text:p>Ha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formula="of:=[.Q5]+[.R5]+[.S5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Medium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Q6]+[.R6]+[.S6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6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7]+[.R7]+[.S7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number-columns-repeated="3"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2" office:value-type="string" calcext:value-type="string">
            <text:p>Easy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Q8]+[.R8]+[.S8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ard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3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Q9]+[.R9]+[.S9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number-columns-repeated="7" table:style-name="ce4" office:value-type="string" calcext:value-type="string">
            <text:p>Har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formula="of:=[.Q10]+[.R10]+[.S10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7" table:style-name="ce2" office:value-type="string" calcext:value-type="string">
            <text:p>Easy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Q11]+[.R11]+[.S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number-columns-repeated="4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number-columns-repeated="2" table:style-name="ce2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Easy</text:p>
          </table:table-cell>
          <table:table-cell/>
          <table:table-cell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Q12]+[.R12]+[.S12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 rat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AVERAGE([.B14:.N14])" office:value-type="float" office:value="0.961538461538462" calcext:value-type="float">
            <text:p>0.961538461538462</text:p>
          </table:table-cell>
          <table:table-cell table:number-columns-repeated="1007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/>
          <table:table-cell table:formula="of:=AVERAGE([.B15:.N15])" office:value-type="float" office:value="0.948717948717949" calcext:value-type="float">
            <text:p>0.94871794871794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4" office:value-type="float" office:value="0.25" calcext:value-type="float">
            <text:p>0.25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formula="of:=1/23" office:value-type="float" office:value="0.0434782608695652" calcext:value-type="float">
            <text:p>0.043478260869565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formula="of:=1/7"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6:.N16])" office:value-type="float" office:value="0.328436056696926" calcext:value-type="float">
            <text:p>0.328436056696926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1/3" office:value-type="float" office:value="0.333333333333333" calcext:value-type="float">
            <text:p>0.3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table:style-name="ce5" table:formula="of:=1/3" office:value-type="float" office:value="0.333333333333333" calcext:value-type="float">
            <text:p>0.333333333333333</text:p>
          </table:table-cell>
          <table:table-cell/>
          <table:table-cell table:formula="of:=AVERAGE([.B17:.N17])" office:value-type="float" office:value="0.673076923076923" calcext:value-type="float">
            <text:p>0.67307692307692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8:.N18])" office:value-type="float" office:value="0.91025641025641" calcext:value-type="float">
            <text:p>0.91025641025641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/7"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office:value-type="float" office:value="0.5" calcext:value-type="float">
            <text:p>0.5</text:p>
          </table:table-cell>
          <table:table-cell table:formula="of:=1/7" office:value-type="float" office:value="0.142857142857143" calcext:value-type="float">
            <text:p>0.1428571428571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VERAGE([.B19:.N19])" office:value-type="float" office:value="0.465567765567766" calcext:value-type="float">
            <text:p>0.465567765567766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/5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/>
          <table:table-cell table:formula="of:=AVERAGE([.B20:.N20])" office:value-type="float" office:value="0.56025641025641" calcext:value-type="float">
            <text:p>0.56025641025641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7"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1/24" office:value-type="float" office:value="0.0416666666666667" calcext:value-type="float">
            <text:p>0.041666666666667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21:.N21])" office:value-type="float" office:value="0.21547619047619" calcext:value-type="float">
            <text:p>0.21547619047619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AI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AVERAGE([.B22:.N22])" office:value-type="float" office:value="0.846153846153846" calcext:value-type="float">
            <text:p>0.84615384615384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3:.N23])" office:value-type="float" office:value="0.679487179487179" calcext:value-type="float">
            <text:p>0.67948717948717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ard</text:p>
          </table:table-cell>
          <table:table-cell table:style-name="ce14"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e total(s)</text:p>
          </table:table-cell>
          <table:table-cell table:number-columns-repeated="15"/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asy</text:p>
          </table:table-cell>
          <table:table-cell table:style-name="ce14"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asy</text:p>
          </table:table-cell>
          <table:table-cell table:style-name="ce14"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58" calcext:value-type="float">
            <text:p>358</text:p>
          </table:table-cell>
          <table:table-cell office:value-type="float" office:value="516" calcext:value-type="float">
            <text:p>516</text:p>
          </table:table-cell>
          <table:table-cell office:value-type="float" office:value="481" calcext:value-type="float">
            <text:p>481</text:p>
          </table:table-cell>
          <table:table-cell office:value-type="float" office:value="166" calcext:value-type="float">
            <text:p>166</text:p>
          </table:table-cell>
          <table:table-cell office:value-type="float" office:value="1905" calcext:value-type="float">
            <text:p>1905</text:p>
          </table:table-cell>
          <table:table-cell office:value-type="float" office:value="488" calcext:value-type="float">
            <text:p>488</text:p>
          </table:table-cell>
          <table:table-cell office:value-type="float" office:value="413" calcext:value-type="float">
            <text:p>413</text:p>
          </table:table-cell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  <table:table-cell office:value-type="float" office:value="1206" calcext:value-type="float">
            <text:p>1206</text:p>
          </table:table-cell>
          <table:table-cell office:value-type="float" office:value="1270" calcext:value-type="float">
            <text:p>1270</text:p>
          </table:table-cell>
          <table:table-cell office:value-type="float" office:value="1523" calcext:value-type="float">
            <text:p>1523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158" calcext:value-type="float">
            <text:p>158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1674" calcext:value-type="float">
            <text:p>1674</text:p>
          </table:table-cell>
          <table:table-cell office:value-type="float" office:value="131" calcext:value-type="float">
            <text:p>131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253" calcext:value-type="float">
            <text:p>253</text:p>
          </table:table-cell>
          <table:table-cell office:value-type="float" office:value="280" calcext:value-type="float">
            <text:p>28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asy</text:p>
          </table:table-cell>
          <table:table-cell table:style-name="ce14"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99" calcext:value-type="float">
            <text:p>99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float" office:value="268" calcext:value-type="float">
            <text:p>268</text:p>
          </table:table-cell>
          <table:table-cell office:value-type="float" office:value="46" calcext:value-type="float">
            <text:p>46</text:p>
          </table:table-cell>
          <table:table-cell office:value-type="float" office:value="363" calcext:value-type="float">
            <text:p>363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271" calcext:value-type="float">
            <text:p>271</text:p>
          </table:table-cell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formula="of:=SUM([.T22:.T31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40" calcext:value-type="float">
            <text:p>340</text:p>
          </table:table-cell>
          <table:table-cell office:value-type="float" office:value="78" calcext:value-type="float">
            <text:p>78</text:p>
          </table:table-cell>
          <table:table-cell office:value-type="float" office:value="575" calcext:value-type="float">
            <text:p>575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229" calcext:value-type="float">
            <text:p>229</text:p>
          </table:table-cell>
          <table:table-cell office:value-type="float" office:value="34" calcext:value-type="float">
            <text:p>34</text:p>
          </table:table-cell>
          <table:table-cell office:value-type="float" office:value="194" calcext:value-type="float">
            <text:p>194</text:p>
          </table:table-cell>
          <table:table-cell office:value-type="float" office:value="107" calcext:value-type="float">
            <text:p>107</text:p>
          </table:table-cell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8" calcext:value-type="float">
            <text:p>548</text:p>
          </table:table-cell>
          <table:table-cell office:value-type="float" office:value="99" calcext:value-type="float">
            <text:p>99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567" calcext:value-type="float">
            <text:p>567</text:p>
          </table:table-cell>
          <table:table-cell office:value-type="float" office:value="549" calcext:value-type="float">
            <text:p>549</text:p>
          </table:table-cell>
          <table:table-cell office:value-type="float" office:value="2531" calcext:value-type="float">
            <text:p>2531</text:p>
          </table:table-cell>
          <table:table-cell office:value-type="float" office:value="340" calcext:value-type="float">
            <text:p>340</text:p>
          </table:table-cell>
          <table:table-cell office:value-type="float" office:value="921" calcext:value-type="float">
            <text:p>921</text:p>
          </table:table-cell>
          <table:table-cell office:value-type="float" office:value="5232" calcext:value-type="float">
            <text:p>5232</text:p>
          </table:table-cell>
          <table:table-cell office:value-type="float" office:value="1160" calcext:value-type="float">
            <text:p>116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58" calcext:value-type="float">
            <text:p>158</text:p>
          </table:table-cell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130" calcext:value-type="float">
            <text:p>130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tal steps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B14]=0;0;[.B40]/[.B14])" office:value-type="float" office:value="9" calcext:value-type="float">
            <text:p>9</text:p>
          </table:table-cell>
          <table:table-cell table:formula="of:=IF([.C14]=0;0;[.C40]/[.C14])" office:value-type="float" office:value="9" calcext:value-type="float">
            <text:p>9</text:p>
          </table:table-cell>
          <table:table-cell table:formula="of:=IF([.D14]=0;0;[.D40]/[.D14])" office:value-type="float" office:value="9" calcext:value-type="float">
            <text:p>9</text:p>
          </table:table-cell>
          <table:table-cell table:formula="of:=IF([.E14]=0;0;[.E40]/[.E14])" office:value-type="float" office:value="9" calcext:value-type="float">
            <text:p>9</text:p>
          </table:table-cell>
          <table:table-cell table:formula="of:=IF([.F14]=0;0;[.F40]/[.F14])" office:value-type="float" office:value="18" calcext:value-type="float">
            <text:p>18</text:p>
          </table:table-cell>
          <table:table-cell table:formula="of:=IF([.G14]=0;0;[.G40]/[.G14])" office:value-type="float" office:value="9" calcext:value-type="float">
            <text:p>9</text:p>
          </table:table-cell>
          <table:table-cell table:formula="of:=IF([.H14]=0;0;[.H40]/[.H14])" office:value-type="float" office:value="9" calcext:value-type="float">
            <text:p>9</text:p>
          </table:table-cell>
          <table:table-cell table:formula="of:=IF([.I14]=0;0;[.I40]/[.I14])" office:value-type="float" office:value="9" calcext:value-type="float">
            <text:p>9</text:p>
          </table:table-cell>
          <table:table-cell table:formula="of:=IF([.J14]=0;0;[.J40]/[.J14])" office:value-type="float" office:value="9" calcext:value-type="float">
            <text:p>9</text:p>
          </table:table-cell>
          <table:table-cell table:formula="of:=IF([.K14]=0;0;[.K40]/[.K14])" office:value-type="float" office:value="9" calcext:value-type="float">
            <text:p>9</text:p>
          </table:table-cell>
          <table:table-cell table:formula="of:=IF([.L14]=0;0;[.L40]/[.L14])" office:value-type="float" office:value="9" calcext:value-type="float">
            <text:p>9</text:p>
          </table:table-cell>
          <table:table-cell table:formula="of:=IF([.M14]=0;0;[.M40]/[.M14])" office:value-type="float" office:value="9" calcext:value-type="float">
            <text:p>9</text:p>
          </table:table-cell>
          <table:table-cell table:formula="of:=IF([.N14]=0;0;[.N40]/[.N14]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B15]=0;0;[.B41]/[.B15])" office:value-type="float" office:value="15" calcext:value-type="float">
            <text:p>15</text:p>
          </table:table-cell>
          <table:table-cell table:formula="of:=IF([.C15]=0;0;[.C41]/[.C15])" office:value-type="float" office:value="15" calcext:value-type="float">
            <text:p>15</text:p>
          </table:table-cell>
          <table:table-cell table:formula="of:=IF([.D15]=0;0;[.D41]/[.D15])" office:value-type="float" office:value="15" calcext:value-type="float">
            <text:p>15</text:p>
          </table:table-cell>
          <table:table-cell table:formula="of:=IF([.E15]=0;0;[.E41]/[.E15])" office:value-type="float" office:value="15" calcext:value-type="float">
            <text:p>15</text:p>
          </table:table-cell>
          <table:table-cell table:formula="of:=IF([.F15]=0;0;[.F41]/[.F15])" office:value-type="float" office:value="15" calcext:value-type="float">
            <text:p>15</text:p>
          </table:table-cell>
          <table:table-cell table:formula="of:=IF([.G15]=0;0;[.G41]/[.G15])" office:value-type="float" office:value="15" calcext:value-type="float">
            <text:p>15</text:p>
          </table:table-cell>
          <table:table-cell table:formula="of:=IF([.H15]=0;0;[.H41]/[.H15])" office:value-type="float" office:value="15" calcext:value-type="float">
            <text:p>15</text:p>
          </table:table-cell>
          <table:table-cell table:formula="of:=IF([.I15]=0;0;[.I41]/[.I15])" office:value-type="float" office:value="15" calcext:value-type="float">
            <text:p>15</text:p>
          </table:table-cell>
          <table:table-cell table:formula="of:=IF([.J15]=0;0;[.J41]/[.J15])" office:value-type="float" office:value="15" calcext:value-type="float">
            <text:p>15</text:p>
          </table:table-cell>
          <table:table-cell table:formula="of:=IF([.K15]=0;0;[.K41]/[.K15])" office:value-type="float" office:value="15" calcext:value-type="float">
            <text:p>15</text:p>
          </table:table-cell>
          <table:table-cell table:formula="of:=IF([.L15]=0;0;[.L41]/[.L15])" office:value-type="float" office:value="15" calcext:value-type="float">
            <text:p>15</text:p>
          </table:table-cell>
          <table:table-cell table:formula="of:=IF([.M15]=0;0;[.M41]/[.M15])" office:value-type="float" office:value="15" calcext:value-type="float">
            <text:p>15</text:p>
          </table:table-cell>
          <table:table-cell table:formula="of:=IF([.N15]=0;0;[.N41]/[.N15])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16]=0;0;[.B42]/[.B16])" office:value-type="float" office:value="18" calcext:value-type="float">
            <text:p>18</text:p>
          </table:table-cell>
          <table:table-cell table:formula="of:=IF([.C16]=0;0;[.C42]/[.C16])" office:value-type="float" office:value="72" calcext:value-type="float">
            <text:p>72</text:p>
          </table:table-cell>
          <table:table-cell table:formula="of:=IF([.D16]=0;0;[.D42]/[.D16])" office:value-type="float" office:value="36" calcext:value-type="float">
            <text:p>36</text:p>
          </table:table-cell>
          <table:table-cell table:formula="of:=IF([.E16]=0;0;[.E42]/[.E16])" office:value-type="float" office:value="0" calcext:value-type="float">
            <text:p>0</text:p>
          </table:table-cell>
          <table:table-cell table:formula="of:=IF([.F16]=0;0;[.F42]/[.F16])" office:value-type="float" office:value="54" calcext:value-type="float">
            <text:p>54</text:p>
          </table:table-cell>
          <table:table-cell table:formula="of:=IF([.G16]=0;0;[.G42]/[.G16])" office:value-type="float" office:value="414" calcext:value-type="float">
            <text:p>414</text:p>
          </table:table-cell>
          <table:table-cell table:formula="of:=IF([.H16]=0;0;[.H42]/[.H16])" office:value-type="float" office:value="0" calcext:value-type="float">
            <text:p>0</text:p>
          </table:table-cell>
          <table:table-cell table:formula="of:=IF([.I16]=0;0;[.I42]/[.I16])" office:value-type="float" office:value="54" calcext:value-type="float">
            <text:p>54</text:p>
          </table:table-cell>
          <table:table-cell table:formula="of:=IF([.J16]=0;0;[.J42]/[.J16])" office:value-type="float" office:value="36" calcext:value-type="float">
            <text:p>36</text:p>
          </table:table-cell>
          <table:table-cell table:formula="of:=IF([.K16]=0;0;[.K42]/[.K16])" office:value-type="float" office:value="18" calcext:value-type="float">
            <text:p>18</text:p>
          </table:table-cell>
          <table:table-cell table:formula="of:=IF([.L16]=0;0;[.L42]/[.L16])" office:value-type="float" office:value="108" calcext:value-type="float">
            <text:p>108</text:p>
          </table:table-cell>
          <table:table-cell table:formula="of:=IF([.M16]=0;0;[.M42]/[.M16])" office:value-type="float" office:value="126" calcext:value-type="float">
            <text:p>126</text:p>
          </table:table-cell>
          <table:table-cell table:formula="of:=IF([.N16]=0;0;[.N42]/[.N1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17]=0;0;[.B43]/[.B17])" office:value-type="float" office:value="45" calcext:value-type="float">
            <text:p>45</text:p>
          </table:table-cell>
          <table:table-cell table:formula="of:=IF([.C17]=0;0;[.C43]/[.C17])" office:value-type="float" office:value="15" calcext:value-type="float">
            <text:p>15</text:p>
          </table:table-cell>
          <table:table-cell table:formula="of:=IF([.D17]=0;0;[.D43]/[.D17])" office:value-type="float" office:value="15" calcext:value-type="float">
            <text:p>15</text:p>
          </table:table-cell>
          <table:table-cell table:formula="of:=IF([.E17]=0;0;[.E43]/[.E17])" office:value-type="float" office:value="30" calcext:value-type="float">
            <text:p>30</text:p>
          </table:table-cell>
          <table:table-cell table:formula="of:=IF([.F17]=0;0;[.F43]/[.F17])" office:value-type="float" office:value="30" calcext:value-type="float">
            <text:p>30</text:p>
          </table:table-cell>
          <table:table-cell table:formula="of:=IF([.G17]=0;0;[.G43]/[.G17])" office:value-type="float" office:value="15" calcext:value-type="float">
            <text:p>15</text:p>
          </table:table-cell>
          <table:table-cell table:formula="of:=IF([.H17]=0;0;[.H43]/[.H17])" office:value-type="float" office:value="15" calcext:value-type="float">
            <text:p>15</text:p>
          </table:table-cell>
          <table:table-cell table:formula="of:=IF([.I17]=0;0;[.I43]/[.I17])" office:value-type="float" office:value="30" calcext:value-type="float">
            <text:p>30</text:p>
          </table:table-cell>
          <table:table-cell table:formula="of:=IF([.J17]=0;0;[.J43]/[.J17])" office:value-type="float" office:value="60" calcext:value-type="float">
            <text:p>60</text:p>
          </table:table-cell>
          <table:table-cell table:formula="of:=IF([.K17]=0;0;[.K43]/[.K17])" office:value-type="float" office:value="15" calcext:value-type="float">
            <text:p>15</text:p>
          </table:table-cell>
          <table:table-cell table:formula="of:=IF([.L17]=0;0;[.L43]/[.L17])" office:value-type="float" office:value="45" calcext:value-type="float">
            <text:p>45</text:p>
          </table:table-cell>
          <table:table-cell table:formula="of:=IF([.M17]=0;0;[.M43]/[.M17])" office:value-type="float" office:value="15" calcext:value-type="float">
            <text:p>15</text:p>
          </table:table-cell>
          <table:table-cell table:formula="of:=IF([.N17]=0;0;[.N43]/[.N17])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18]=0;0;[.B44]/[.B18])" office:value-type="float" office:value="20" calcext:value-type="float">
            <text:p>20</text:p>
          </table:table-cell>
          <table:table-cell table:formula="of:=IF([.C18]=0;0;[.C44]/[.C18])" office:value-type="float" office:value="20" calcext:value-type="float">
            <text:p>20</text:p>
          </table:table-cell>
          <table:table-cell table:formula="of:=IF([.D18]=0;0;[.D44]/[.D18])" office:value-type="float" office:value="20" calcext:value-type="float">
            <text:p>20</text:p>
          </table:table-cell>
          <table:table-cell table:formula="of:=IF([.E18]=0;0;[.E44]/[.E18])" office:value-type="float" office:value="20" calcext:value-type="float">
            <text:p>20</text:p>
          </table:table-cell>
          <table:table-cell table:formula="of:=IF([.F18]=0;0;[.F44]/[.F18])" office:value-type="float" office:value="60" calcext:value-type="float">
            <text:p>60</text:p>
          </table:table-cell>
          <table:table-cell table:formula="of:=IF([.G18]=0;0;[.G44]/[.G18])" office:value-type="float" office:value="20" calcext:value-type="float">
            <text:p>20</text:p>
          </table:table-cell>
          <table:table-cell table:formula="of:=IF([.H18]=0;0;[.H44]/[.H18])" office:value-type="float" office:value="20" calcext:value-type="float">
            <text:p>20</text:p>
          </table:table-cell>
          <table:table-cell table:formula="of:=IF([.I18]=0;0;[.I44]/[.I18])" office:value-type="float" office:value="20" calcext:value-type="float">
            <text:p>20</text:p>
          </table:table-cell>
          <table:table-cell table:formula="of:=IF([.J18]=0;0;[.J44]/[.J18])" office:value-type="float" office:value="20" calcext:value-type="float">
            <text:p>20</text:p>
          </table:table-cell>
          <table:table-cell table:formula="of:=IF([.K18]=0;0;[.K44]/[.K18])" office:value-type="float" office:value="20" calcext:value-type="float">
            <text:p>20</text:p>
          </table:table-cell>
          <table:table-cell table:formula="of:=IF([.L18]=0;0;[.L44]/[.L18])" office:value-type="float" office:value="20" calcext:value-type="float">
            <text:p>20</text:p>
          </table:table-cell>
          <table:table-cell table:formula="of:=IF([.M18]=0;0;[.M44]/[.M18])" office:value-type="float" office:value="40" calcext:value-type="float">
            <text:p>40</text:p>
          </table:table-cell>
          <table:table-cell table:formula="of:=IF([.N18]=0;0;[.N44]/[.N18]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B19]=0;0;[.B45]/[.B19])" office:value-type="float" office:value="6" calcext:value-type="float">
            <text:p>6</text:p>
          </table:table-cell>
          <table:table-cell table:formula="of:=IF([.C19]=0;0;[.C45]/[.C19])" office:value-type="float" office:value="42" calcext:value-type="float">
            <text:p>42</text:p>
          </table:table-cell>
          <table:table-cell table:formula="of:=IF([.D19]=0;0;[.D45]/[.D19])" office:value-type="float" office:value="0" calcext:value-type="float">
            <text:p>0</text:p>
          </table:table-cell>
          <table:table-cell table:formula="of:=IF([.E19]=0;0;[.E45]/[.E19])" office:value-type="float" office:value="0" calcext:value-type="float">
            <text:p>0</text:p>
          </table:table-cell>
          <table:table-cell table:formula="of:=IF([.F19]=0;0;[.F45]/[.F19])" office:value-type="float" office:value="6" calcext:value-type="float">
            <text:p>6</text:p>
          </table:table-cell>
          <table:table-cell table:formula="of:=IF([.G19]=0;0;[.G45]/[.G19])" office:value-type="float" office:value="36" calcext:value-type="float">
            <text:p>36</text:p>
          </table:table-cell>
          <table:table-cell table:formula="of:=IF([.H19]=0;0;[.H45]/[.H19])" office:value-type="float" office:value="12" calcext:value-type="float">
            <text:p>12</text:p>
          </table:table-cell>
          <table:table-cell table:formula="of:=IF([.I19]=0;0;[.I45]/[.I19])" office:value-type="float" office:value="42" calcext:value-type="float">
            <text:p>42</text:p>
          </table:table-cell>
          <table:table-cell table:formula="of:=IF([.J19]=0;0;[.J45]/[.J19])" office:value-type="float" office:value="12" calcext:value-type="float">
            <text:p>12</text:p>
          </table:table-cell>
          <table:table-cell table:formula="of:=IF([.K19]=0;0;[.K45]/[.K19])" office:value-type="float" office:value="6" calcext:value-type="float">
            <text:p>6</text:p>
          </table:table-cell>
          <table:table-cell table:formula="of:=IF([.L19]=0;0;[.L45]/[.L19])" office:value-type="float" office:value="6" calcext:value-type="float">
            <text:p>6</text:p>
          </table:table-cell>
          <table:table-cell table:formula="of:=IF([.M19]=0;0;[.M45]/[.M19])" office:value-type="float" office:value="60" calcext:value-type="float">
            <text:p>60</text:p>
          </table:table-cell>
          <table:table-cell table:formula="of:=IF([.N19]=0;0;[.N45]/[.N19]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B20]=0;0;[.B46]/[.B20])" office:value-type="float" office:value="10" calcext:value-type="float">
            <text:p>10</text:p>
          </table:table-cell>
          <table:table-cell table:formula="of:=IF([.C20]=0;0;[.C46]/[.C20])" office:value-type="float" office:value="50" calcext:value-type="float">
            <text:p>50</text:p>
          </table:table-cell>
          <table:table-cell table:formula="of:=IF([.D20]=0;0;[.D46]/[.D20])" office:value-type="float" office:value="10" calcext:value-type="float">
            <text:p>10</text:p>
          </table:table-cell>
          <table:table-cell table:formula="of:=IF([.E20]=0;0;[.E46]/[.E20])" office:value-type="float" office:value="0" calcext:value-type="float">
            <text:p>0</text:p>
          </table:table-cell>
          <table:table-cell table:formula="of:=IF([.F20]=0;0;[.F46]/[.F20])" office:value-type="float" office:value="20" calcext:value-type="float">
            <text:p>20</text:p>
          </table:table-cell>
          <table:table-cell table:formula="of:=IF([.G20]=0;0;[.G46]/[.G20])" office:value-type="float" office:value="20" calcext:value-type="float">
            <text:p>20</text:p>
          </table:table-cell>
          <table:table-cell table:formula="of:=IF([.H20]=0;0;[.H46]/[.H20])" office:value-type="float" office:value="20" calcext:value-type="float">
            <text:p>20</text:p>
          </table:table-cell>
          <table:table-cell table:formula="of:=IF([.I20]=0;0;[.I46]/[.I20])" office:value-type="float" office:value="20" calcext:value-type="float">
            <text:p>20</text:p>
          </table:table-cell>
          <table:table-cell table:formula="of:=IF([.J20]=0;0;[.J46]/[.J20])" office:value-type="float" office:value="40" calcext:value-type="float">
            <text:p>40</text:p>
          </table:table-cell>
          <table:table-cell table:formula="of:=IF([.K20]=0;0;[.K46]/[.K20])" office:value-type="float" office:value="10" calcext:value-type="float">
            <text:p>10</text:p>
          </table:table-cell>
          <table:table-cell table:formula="of:=IF([.L20]=0;0;[.L46]/[.L20])" office:value-type="float" office:value="20" calcext:value-type="float">
            <text:p>20</text:p>
          </table:table-cell>
          <table:table-cell table:formula="of:=IF([.M20]=0;0;[.M46]/[.M20])" office:value-type="float" office:value="10" calcext:value-type="float">
            <text:p>10</text:p>
          </table:table-cell>
          <table:table-cell table:formula="of:=IF([.N20]=0;0;[.N46]/[.N20])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21]=0;0;[.B47]/[.B21])" office:value-type="float" office:value="0" calcext:value-type="float">
            <text:p>0</text:p>
          </table:table-cell>
          <table:table-cell table:formula="of:=IF([.C21]=0;0;[.C47]/[.C21])" office:value-type="float" office:value="22" calcext:value-type="float">
            <text:p>22</text:p>
          </table:table-cell>
          <table:table-cell table:formula="of:=IF([.D21]=0;0;[.D47]/[.D21])" office:value-type="float" office:value="0" calcext:value-type="float">
            <text:p>0</text:p>
          </table:table-cell>
          <table:table-cell table:formula="of:=IF([.E21]=0;0;[.E47]/[.E21])" office:value-type="float" office:value="0" calcext:value-type="float">
            <text:p>0</text:p>
          </table:table-cell>
          <table:table-cell table:formula="of:=IF([.F21]=0;0;[.F47]/[.F21])" office:value-type="float" office:value="154" calcext:value-type="float">
            <text:p>154</text:p>
          </table:table-cell>
          <table:table-cell table:formula="of:=IF([.G21]=0;0;[.G47]/[.G21])" office:value-type="float" office:value="22" calcext:value-type="float">
            <text:p>22</text:p>
          </table:table-cell>
          <table:table-cell table:formula="of:=IF([.H21]=0;0;[.H47]/[.H21])" office:value-type="float" office:value="110" calcext:value-type="float">
            <text:p>110</text:p>
          </table:table-cell>
          <table:table-cell table:formula="of:=IF([.I21]=0;0;[.I47]/[.I21])" office:value-type="float" office:value="88" calcext:value-type="float">
            <text:p>88</text:p>
          </table:table-cell>
          <table:table-cell table:formula="of:=IF([.J21]=0;0;[.J47]/[.J21])" office:value-type="float" office:value="528" calcext:value-type="float">
            <text:p>528</text:p>
          </table:table-cell>
          <table:table-cell table:formula="of:=IF([.K21]=0;0;[.K47]/[.K21])" office:value-type="float" office:value="132" calcext:value-type="float">
            <text:p>132</text:p>
          </table:table-cell>
          <table:table-cell table:formula="of:=IF([.L21]=0;0;[.L47]/[.L21])" office:value-type="float" office:value="0" calcext:value-type="float">
            <text:p>0</text:p>
          </table:table-cell>
          <table:table-cell table:formula="of:=IF([.M21]=0;0;[.M47]/[.M21])" office:value-type="float" office:value="0" calcext:value-type="float">
            <text:p>0</text:p>
          </table:table-cell>
          <table:table-cell table:formula="of:=IF([.N21]=0;0;[.N47]/[.N21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B22]=0;0;[.B48]/[.B22])" office:value-type="float" office:value="24" calcext:value-type="float">
            <text:p>24</text:p>
          </table:table-cell>
          <table:table-cell table:formula="of:=IF([.C22]=0;0;[.C48]/[.C22])" office:value-type="float" office:value="12" calcext:value-type="float">
            <text:p>12</text:p>
          </table:table-cell>
          <table:table-cell table:formula="of:=IF([.D22]=0;0;[.D48]/[.D22])" office:value-type="float" office:value="0" calcext:value-type="float">
            <text:p>0</text:p>
          </table:table-cell>
          <table:table-cell table:formula="of:=IF([.E22]=0;0;[.E48]/[.E22])" office:value-type="float" office:value="12" calcext:value-type="float">
            <text:p>12</text:p>
          </table:table-cell>
          <table:table-cell table:formula="of:=IF([.F22]=0;0;[.F48]/[.F22])" office:value-type="float" office:value="12" calcext:value-type="float">
            <text:p>12</text:p>
          </table:table-cell>
          <table:table-cell table:formula="of:=IF([.G22]=0;0;[.G48]/[.G22])" office:value-type="float" office:value="24" calcext:value-type="float">
            <text:p>24</text:p>
          </table:table-cell>
          <table:table-cell table:formula="of:=IF([.H22]=0;0;[.H48]/[.H22])" office:value-type="float" office:value="12" calcext:value-type="float">
            <text:p>12</text:p>
          </table:table-cell>
          <table:table-cell table:formula="of:=IF([.I22]=0;0;[.I48]/[.I22])" office:value-type="float" office:value="12" calcext:value-type="float">
            <text:p>12</text:p>
          </table:table-cell>
          <table:table-cell table:formula="of:=IF([.J22]=0;0;[.J48]/[.J22])" office:value-type="float" office:value="12" calcext:value-type="float">
            <text:p>12</text:p>
          </table:table-cell>
          <table:table-cell table:formula="of:=IF([.K22]=0;0;[.K48]/[.K22])" office:value-type="float" office:value="12" calcext:value-type="float">
            <text:p>12</text:p>
          </table:table-cell>
          <table:table-cell table:formula="of:=IF([.L22]=0;0;[.L48]/[.L22])" office:value-type="float" office:value="12" calcext:value-type="float">
            <text:p>12</text:p>
          </table:table-cell>
          <table:table-cell table:formula="of:=IF([.M22]=0;0;[.M48]/[.M22])" office:value-type="float" office:value="12" calcext:value-type="float">
            <text:p>12</text:p>
          </table:table-cell>
          <table:table-cell table:formula="of:=IF([.N22]=0;0;[.N48]/[.N22]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B23]=0;0;[.B49]/[.B23])" office:value-type="float" office:value="13" calcext:value-type="float">
            <text:p>13</text:p>
          </table:table-cell>
          <table:table-cell table:formula="of:=IF([.C23]=0;0;[.C49]/[.C23])" office:value-type="float" office:value="0" calcext:value-type="float">
            <text:p>0</text:p>
          </table:table-cell>
          <table:table-cell table:formula="of:=IF([.D23]=0;0;[.D49]/[.D23])" office:value-type="float" office:value="26" calcext:value-type="float">
            <text:p>26</text:p>
          </table:table-cell>
          <table:table-cell table:formula="of:=IF([.E23]=0;0;[.E49]/[.E23])" office:value-type="float" office:value="0" calcext:value-type="float">
            <text:p>0</text:p>
          </table:table-cell>
          <table:table-cell table:formula="of:=IF([.F23]=0;0;[.F49]/[.F23])" office:value-type="float" office:value="26" calcext:value-type="float">
            <text:p>26</text:p>
          </table:table-cell>
          <table:table-cell table:formula="of:=IF([.G23]=0;0;[.G49]/[.G23])" office:value-type="float" office:value="13" calcext:value-type="float">
            <text:p>13</text:p>
          </table:table-cell>
          <table:table-cell table:formula="of:=IF([.H23]=0;0;[.H49]/[.H23])" office:value-type="float" office:value="13" calcext:value-type="float">
            <text:p>13</text:p>
          </table:table-cell>
          <table:table-cell table:formula="of:=IF([.I23]=0;0;[.I49]/[.I23])" office:value-type="float" office:value="13" calcext:value-type="float">
            <text:p>13</text:p>
          </table:table-cell>
          <table:table-cell table:formula="of:=IF([.J23]=0;0;[.J49]/[.J23])" office:value-type="float" office:value="39" calcext:value-type="float">
            <text:p>39</text:p>
          </table:table-cell>
          <table:table-cell table:formula="of:=IF([.K23]=0;0;[.K49]/[.K23])" office:value-type="float" office:value="13" calcext:value-type="float">
            <text:p>13</text:p>
          </table:table-cell>
          <table:table-cell table:formula="of:=IF([.L23]=0;0;[.L49]/[.L23])" office:value-type="float" office:value="13" calcext:value-type="float">
            <text:p>13</text:p>
          </table:table-cell>
          <table:table-cell table:formula="of:=IF([.M23]=0;0;[.M49]/[.M23])" office:value-type="float" office:value="26" calcext:value-type="float">
            <text:p>26</text:p>
          </table:table-cell>
          <table:table-cell table:formula="of:=IF([.N23]=0;0;[.N49]/[.N23]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me per step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B52]=0;0;[.B27]/[.B52])" office:value-type="float" office:value="6" calcext:value-type="float">
            <text:p>6</text:p>
          </table:table-cell>
          <table:table-cell table:formula="of:=IF([.C52]=0;0;[.C27]/[.C52])" office:value-type="float" office:value="5.77777777777778" calcext:value-type="float">
            <text:p>5.77777777777778</text:p>
          </table:table-cell>
          <table:table-cell table:formula="of:=IF([.D52]=0;0;[.D27]/[.D52])" office:value-type="float" office:value="10.5555555555556" calcext:value-type="float">
            <text:p>10.5555555555556</text:p>
          </table:table-cell>
          <table:table-cell table:formula="of:=IF([.E52]=0;0;[.E27]/[.E52])" office:value-type="float" office:value="11.4444444444444" calcext:value-type="float">
            <text:p>11.4444444444444</text:p>
          </table:table-cell>
          <table:table-cell table:formula="of:=IF([.F52]=0;0;[.F27]/[.F52])" office:value-type="float" office:value="4.55555555555556" calcext:value-type="float">
            <text:p>4.55555555555556</text:p>
          </table:table-cell>
          <table:table-cell table:formula="of:=IF([.G52]=0;0;[.G27]/[.G52])" office:value-type="float" office:value="5.66666666666667" calcext:value-type="float">
            <text:p>5.66666666666667</text:p>
          </table:table-cell>
          <table:table-cell table:formula="of:=IF([.H52]=0;0;[.H27]/[.H52])" office:value-type="float" office:value="7.11111111111111" calcext:value-type="float">
            <text:p>7.11111111111111</text:p>
          </table:table-cell>
          <table:table-cell table:formula="of:=IF([.I52]=0;0;[.I27]/[.I52])" office:value-type="float" office:value="5.22222222222222" calcext:value-type="float">
            <text:p>5.22222222222222</text:p>
          </table:table-cell>
          <table:table-cell table:formula="of:=IF([.J52]=0;0;[.J27]/[.J52])" office:value-type="float" office:value="3.44444444444444" calcext:value-type="float">
            <text:p>3.44444444444444</text:p>
          </table:table-cell>
          <table:table-cell table:formula="of:=IF([.K52]=0;0;[.K27]/[.K52])" office:value-type="float" office:value="4.44444444444444" calcext:value-type="float">
            <text:p>4.44444444444444</text:p>
          </table:table-cell>
          <table:table-cell table:formula="of:=IF([.L52]=0;0;[.L27]/[.L52])" office:value-type="float" office:value="5.11111111111111" calcext:value-type="float">
            <text:p>5.11111111111111</text:p>
          </table:table-cell>
          <table:table-cell table:formula="of:=IF([.M52]=0;0;[.M27]/[.M52])" office:value-type="float" office:value="9.11111111111111" calcext:value-type="float">
            <text:p>9.11111111111111</text:p>
          </table:table-cell>
          <table:table-cell table:formula="of:=IF([.N52]=0;0;[.N27]/[.N52])" office:value-type="float" office:value="4.44444444444444" calcext:value-type="float">
            <text:p>4.44444444444444</text:p>
          </table:table-cell>
          <table:table-cell/>
          <table:table-cell table:formula="of:=MIN([.B63:.N72])" office:value-type="float" office:value="0" calcext:value-type="float">
            <text:p>0</text:p>
          </table:table-cell>
          <table:table-cell table:formula="of:=(MAX([.B63:.N72])-[.P63])"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B53]=0;0;[.B28]/[.B53])" office:value-type="float" office:value="7.93333333333333" calcext:value-type="float">
            <text:p>7.93333333333333</text:p>
          </table:table-cell>
          <table:table-cell table:formula="of:=IF([.C53]=0;0;[.C28]/[.C53])" office:value-type="float" office:value="4.13333333333333" calcext:value-type="float">
            <text:p>4.13333333333333</text:p>
          </table:table-cell>
          <table:table-cell table:formula="of:=IF([.D53]=0;0;[.D28]/[.D53])" office:value-type="float" office:value="11.1333333333333" calcext:value-type="float">
            <text:p>11.1333333333333</text:p>
          </table:table-cell>
          <table:table-cell table:formula="of:=IF([.E53]=0;0;[.E28]/[.E53])" office:value-type="float" office:value="7.4" calcext:value-type="float">
            <text:p>7.4</text:p>
          </table:table-cell>
          <table:table-cell table:formula="of:=IF([.F53]=0;0;[.F28]/[.F53])" office:value-type="float" office:value="3.06666666666667" calcext:value-type="float">
            <text:p>3.06666666666667</text:p>
          </table:table-cell>
          <table:table-cell table:formula="of:=IF([.G53]=0;0;[.G28]/[.G53])" office:value-type="float" office:value="4.4" calcext:value-type="float">
            <text:p>4.4</text:p>
          </table:table-cell>
          <table:table-cell table:formula="of:=IF([.H53]=0;0;[.H28]/[.H53])" office:value-type="float" office:value="4.8" calcext:value-type="float">
            <text:p>4.8</text:p>
          </table:table-cell>
          <table:table-cell table:formula="of:=IF([.I53]=0;0;[.I28]/[.I53])" office:value-type="float" office:value="4.6" calcext:value-type="float">
            <text:p>4.6</text:p>
          </table:table-cell>
          <table:table-cell table:formula="of:=IF([.J53]=0;0;[.J28]/[.J53])" office:value-type="float" office:value="6" calcext:value-type="float">
            <text:p>6</text:p>
          </table:table-cell>
          <table:table-cell table:formula="of:=IF([.K53]=0;0;[.K28]/[.K53])" office:value-type="float" office:value="3.4" calcext:value-type="float">
            <text:p>3.4</text:p>
          </table:table-cell>
          <table:table-cell table:formula="of:=IF([.L53]=0;0;[.L28]/[.L53])" office:value-type="float" office:value="12.8666666666667" calcext:value-type="float">
            <text:p>12.8666666666667</text:p>
          </table:table-cell>
          <table:table-cell table:formula="of:=IF([.M53]=0;0;[.M28]/[.M53])" office:value-type="float" office:value="11.4666666666667" calcext:value-type="float">
            <text:p>11.4666666666667</text:p>
          </table:table-cell>
          <table:table-cell table:formula="of:=IF([.N53]=0;0;[.N28]/[.N53])" office:value-type="float" office:value="5.15555555555556" calcext:value-type="float">
            <text:p>5.155555555555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54]=0;0;[.B29]/[.B54])" office:value-type="float" office:value="4.22222222222222" calcext:value-type="float">
            <text:p>4.22222222222222</text:p>
          </table:table-cell>
          <table:table-cell table:formula="of:=IF([.C54]=0;0;[.C29]/[.C54])" office:value-type="float" office:value="4.97222222222222" calcext:value-type="float">
            <text:p>4.97222222222222</text:p>
          </table:table-cell>
          <table:table-cell table:formula="of:=IF([.D54]=0;0;[.D29]/[.D54])" office:value-type="float" office:value="14.3333333333333" calcext:value-type="float">
            <text:p>14.3333333333333</text:p>
          </table:table-cell>
          <table:table-cell table:formula="of:=IF([.E54]=0;0;[.E29]/[.E54])" office:value-type="float" office:value="0" calcext:value-type="float">
            <text:p>0</text:p>
          </table:table-cell>
          <table:table-cell table:formula="of:=IF([.F54]=0;0;[.F29]/[.F54])" office:value-type="float" office:value="3.07407407407407" calcext:value-type="float">
            <text:p>3.07407407407407</text:p>
          </table:table-cell>
          <table:table-cell table:formula="of:=IF([.G54]=0;0;[.G29]/[.G54])" office:value-type="float" office:value="4.60144927536232" calcext:value-type="float">
            <text:p>4.60144927536232</text:p>
          </table:table-cell>
          <table:table-cell table:formula="of:=IF([.H54]=0;0;[.H29]/[.H54])" office:value-type="float" office:value="0" calcext:value-type="float">
            <text:p>0</text:p>
          </table:table-cell>
          <table:table-cell table:formula="of:=IF([.I54]=0;0;[.I29]/[.I54])" office:value-type="float" office:value="7.64814814814815" calcext:value-type="float">
            <text:p>7.64814814814815</text:p>
          </table:table-cell>
          <table:table-cell table:formula="of:=IF([.J54]=0;0;[.J29]/[.J54])" office:value-type="float" office:value="6.36111111111111" calcext:value-type="float">
            <text:p>6.36111111111111</text:p>
          </table:table-cell>
          <table:table-cell table:formula="of:=IF([.K54]=0;0;[.K29]/[.K54])" office:value-type="float" office:value="3" calcext:value-type="float">
            <text:p>3</text:p>
          </table:table-cell>
          <table:table-cell table:formula="of:=IF([.L54]=0;0;[.L29]/[.L54])" office:value-type="float" office:value="11.1666666666667" calcext:value-type="float">
            <text:p>11.1666666666667</text:p>
          </table:table-cell>
          <table:table-cell table:formula="of:=IF([.M54]=0;0;[.M29]/[.M54])" office:value-type="float" office:value="10.0793650793651" calcext:value-type="float">
            <text:p>10.0793650793651</text:p>
          </table:table-cell>
          <table:table-cell table:formula="of:=IF([.N54]=0;0;[.N29]/[.N5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55]=0;0;[.B30]/[.B55])" office:value-type="float" office:value="6.68888888888888" calcext:value-type="float">
            <text:p>6.68888888888888</text:p>
          </table:table-cell>
          <table:table-cell table:formula="of:=IF([.C55]=0;0;[.C30]/[.C55])" office:value-type="float" office:value="6.2" calcext:value-type="float">
            <text:p>6.2</text:p>
          </table:table-cell>
          <table:table-cell table:formula="of:=IF([.D55]=0;0;[.D30]/[.D55])" office:value-type="float" office:value="11.8666666666667" calcext:value-type="float">
            <text:p>11.8666666666667</text:p>
          </table:table-cell>
          <table:table-cell table:formula="of:=IF([.E55]=0;0;[.E30]/[.E55])" office:value-type="float" office:value="10.1333333333333" calcext:value-type="float">
            <text:p>10.1333333333333</text:p>
          </table:table-cell>
          <table:table-cell table:formula="of:=IF([.F55]=0;0;[.F30]/[.F55])" office:value-type="float" office:value="4.03333333333333" calcext:value-type="float">
            <text:p>4.03333333333333</text:p>
          </table:table-cell>
          <table:table-cell table:formula="of:=IF([.G55]=0;0;[.G30]/[.G55])" office:value-type="float" office:value="7.66666666666667" calcext:value-type="float">
            <text:p>7.66666666666667</text:p>
          </table:table-cell>
          <table:table-cell table:formula="of:=IF([.H55]=0;0;[.H30]/[.H55])" office:value-type="float" office:value="4.06666666666667" calcext:value-type="float">
            <text:p>4.06666666666667</text:p>
          </table:table-cell>
          <table:table-cell table:formula="of:=IF([.I55]=0;0;[.I30]/[.I55])" office:value-type="float" office:value="5.26666666666667" calcext:value-type="float">
            <text:p>5.26666666666667</text:p>
          </table:table-cell>
          <table:table-cell table:formula="of:=IF([.J55]=0;0;[.J30]/[.J55])" office:value-type="float" office:value="5.71666666666667" calcext:value-type="float">
            <text:p>5.71666666666667</text:p>
          </table:table-cell>
          <table:table-cell table:formula="of:=IF([.K55]=0;0;[.K30]/[.K55])" office:value-type="float" office:value="2.93333333333333" calcext:value-type="float">
            <text:p>2.93333333333333</text:p>
          </table:table-cell>
          <table:table-cell table:formula="of:=IF([.L55]=0;0;[.L30]/[.L55])" office:value-type="float" office:value="37.2" calcext:value-type="float">
            <text:p>37.2</text:p>
          </table:table-cell>
          <table:table-cell table:formula="of:=IF([.M55]=0;0;[.M30]/[.M55])" office:value-type="float" office:value="8.73333333333333" calcext:value-type="float">
            <text:p>8.73333333333333</text:p>
          </table:table-cell>
          <table:table-cell table:formula="of:=IF([.N55]=0;0;[.N30]/[.N55])" office:value-type="float" office:value="8.15555555555555" calcext:value-type="float">
            <text:p>8.15555555555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56]=0;0;[.B31]/[.B56])" office:value-type="float" office:value="6.2" calcext:value-type="float">
            <text:p>6.2</text:p>
          </table:table-cell>
          <table:table-cell table:formula="of:=IF([.C56]=0;0;[.C31]/[.C56])" office:value-type="float" office:value="6.4" calcext:value-type="float">
            <text:p>6.4</text:p>
          </table:table-cell>
          <table:table-cell table:formula="of:=IF([.D56]=0;0;[.D31]/[.D56])" office:value-type="float" office:value="14" calcext:value-type="float">
            <text:p>14</text:p>
          </table:table-cell>
          <table:table-cell table:formula="of:=IF([.E56]=0;0;[.E31]/[.E56])" office:value-type="float" office:value="14.25" calcext:value-type="float">
            <text:p>14.25</text:p>
          </table:table-cell>
          <table:table-cell table:formula="of:=IF([.F56]=0;0;[.F31]/[.F56])" office:value-type="float" office:value="4.81666666666667" calcext:value-type="float">
            <text:p>4.81666666666667</text:p>
          </table:table-cell>
          <table:table-cell table:formula="of:=IF([.G56]=0;0;[.G31]/[.G56])" office:value-type="float" office:value="9.7" calcext:value-type="float">
            <text:p>9.7</text:p>
          </table:table-cell>
          <table:table-cell table:formula="of:=IF([.H56]=0;0;[.H31]/[.H56])" office:value-type="float" office:value="3.2" calcext:value-type="float">
            <text:p>3.2</text:p>
          </table:table-cell>
          <table:table-cell table:formula="of:=IF([.I56]=0;0;[.I31]/[.I56])" office:value-type="float" office:value="4.15" calcext:value-type="float">
            <text:p>4.15</text:p>
          </table:table-cell>
          <table:table-cell table:formula="of:=IF([.J56]=0;0;[.J31]/[.J56])" office:value-type="float" office:value="5.7" calcext:value-type="float">
            <text:p>5.7</text:p>
          </table:table-cell>
          <table:table-cell table:formula="of:=IF([.K56]=0;0;[.K31]/[.K56])" office:value-type="float" office:value="2.3" calcext:value-type="float">
            <text:p>2.3</text:p>
          </table:table-cell>
          <table:table-cell table:formula="of:=IF([.L56]=0;0;[.L31]/[.L56])" office:value-type="float" office:value="12.65" calcext:value-type="float">
            <text:p>12.65</text:p>
          </table:table-cell>
          <table:table-cell table:formula="of:=IF([.M56]=0;0;[.M31]/[.M56])" office:value-type="float" office:value="7" calcext:value-type="float">
            <text:p>7</text:p>
          </table:table-cell>
          <table:table-cell table:formula="of:=IF([.N56]=0;0;[.N31]/[.N56])" office:value-type="float" office:value="7.85" calcext:value-type="float">
            <text:p>7.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B57]=0;0;[.B32]/[.B57])" office:value-type="float" office:value="9.16666666666667" calcext:value-type="float">
            <text:p>9.16666666666667</text:p>
          </table:table-cell>
          <table:table-cell table:formula="of:=IF([.C57]=0;0;[.C32]/[.C57])" office:value-type="float" office:value="5.64285714285714" calcext:value-type="float">
            <text:p>5.64285714285714</text:p>
          </table:table-cell>
          <table:table-cell table:formula="of:=IF([.D57]=0;0;[.D32]/[.D57])" office:value-type="float" office:value="0" calcext:value-type="float">
            <text:p>0</text:p>
          </table:table-cell>
          <table:table-cell table:formula="of:=IF([.E57]=0;0;[.E32]/[.E57])" office:value-type="float" office:value="0" calcext:value-type="float">
            <text:p>0</text:p>
          </table:table-cell>
          <table:table-cell table:formula="of:=IF([.F57]=0;0;[.F32]/[.F57])" office:value-type="float" office:value="4.66666666666667" calcext:value-type="float">
            <text:p>4.66666666666667</text:p>
          </table:table-cell>
          <table:table-cell table:formula="of:=IF([.G57]=0;0;[.G32]/[.G57])" office:value-type="float" office:value="7.44444444444444" calcext:value-type="float">
            <text:p>7.44444444444444</text:p>
          </table:table-cell>
          <table:table-cell table:formula="of:=IF([.H57]=0;0;[.H32]/[.H57])" office:value-type="float" office:value="3.83333333333333" calcext:value-type="float">
            <text:p>3.83333333333333</text:p>
          </table:table-cell>
          <table:table-cell table:formula="of:=IF([.I57]=0;0;[.I32]/[.I57])" office:value-type="float" office:value="8.64285714285714" calcext:value-type="float">
            <text:p>8.64285714285714</text:p>
          </table:table-cell>
          <table:table-cell table:formula="of:=IF([.J57]=0;0;[.J32]/[.J57])" office:value-type="float" office:value="6.33333333333333" calcext:value-type="float">
            <text:p>6.33333333333333</text:p>
          </table:table-cell>
          <table:table-cell table:formula="of:=IF([.K57]=0;0;[.K32]/[.K57])" office:value-type="float" office:value="2.83333333333333" calcext:value-type="float">
            <text:p>2.83333333333333</text:p>
          </table:table-cell>
          <table:table-cell table:formula="of:=IF([.L57]=0;0;[.L32]/[.L57])" office:value-type="float" office:value="45.1666666666667" calcext:value-type="float">
            <text:p>45.1666666666667</text:p>
          </table:table-cell>
          <table:table-cell table:formula="of:=IF([.M57]=0;0;[.M32]/[.M57])" office:value-type="float" office:value="9.55" calcext:value-type="float">
            <text:p>9.55</text:p>
          </table:table-cell>
          <table:table-cell table:formula="of:=IF([.N57]=0;0;[.N32]/[.N57])"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B58]=0;0;[.B33]/[.B58])" office:value-type="float" office:value="5.5" calcext:value-type="float">
            <text:p>5.5</text:p>
          </table:table-cell>
          <table:table-cell table:formula="of:=IF([.C58]=0;0;[.C33]/[.C58])" office:value-type="float" office:value="6.8" calcext:value-type="float">
            <text:p>6.8</text:p>
          </table:table-cell>
          <table:table-cell table:formula="of:=IF([.D58]=0;0;[.D33]/[.D58])" office:value-type="float" office:value="7.8" calcext:value-type="float">
            <text:p>7.8</text:p>
          </table:table-cell>
          <table:table-cell table:formula="of:=IF([.E58]=0;0;[.E33]/[.E58])" office:value-type="float" office:value="0" calcext:value-type="float">
            <text:p>0</text:p>
          </table:table-cell>
          <table:table-cell table:formula="of:=IF([.F58]=0;0;[.F33]/[.F58])" office:value-type="float" office:value="4.9" calcext:value-type="float">
            <text:p>4.9</text:p>
          </table:table-cell>
          <table:table-cell table:formula="of:=IF([.G58]=0;0;[.G33]/[.G58])" office:value-type="float" office:value="6.4" calcext:value-type="float">
            <text:p>6.4</text:p>
          </table:table-cell>
          <table:table-cell table:formula="of:=IF([.H58]=0;0;[.H33]/[.H58])" office:value-type="float" office:value="6.3" calcext:value-type="float">
            <text:p>6.3</text:p>
          </table:table-cell>
          <table:table-cell table:formula="of:=IF([.I58]=0;0;[.I33]/[.I58])" office:value-type="float" office:value="5.6" calcext:value-type="float">
            <text:p>5.6</text:p>
          </table:table-cell>
          <table:table-cell table:formula="of:=IF([.J58]=0;0;[.J33]/[.J58])" office:value-type="float" office:value="5.725" calcext:value-type="float">
            <text:p>5.725</text:p>
          </table:table-cell>
          <table:table-cell table:formula="of:=IF([.K58]=0;0;[.K33]/[.K58])" office:value-type="float" office:value="3.4" calcext:value-type="float">
            <text:p>3.4</text:p>
          </table:table-cell>
          <table:table-cell table:formula="of:=IF([.L58]=0;0;[.L33]/[.L58])" office:value-type="float" office:value="9.7" calcext:value-type="float">
            <text:p>9.7</text:p>
          </table:table-cell>
          <table:table-cell table:formula="of:=IF([.M58]=0;0;[.M33]/[.M58])" office:value-type="float" office:value="10.7" calcext:value-type="float">
            <text:p>10.7</text:p>
          </table:table-cell>
          <table:table-cell table:formula="of:=IF([.N58]=0;0;[.N33]/[.N58])" office:value-type="float" office:value="9.26666666666667" calcext:value-type="float">
            <text:p>9.2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59]=0;0;[.B34]/[.B59])" office:value-type="float" office:value="0" calcext:value-type="float">
            <text:p>0</text:p>
          </table:table-cell>
          <table:table-cell table:formula="of:=IF([.C59]=0;0;[.C34]/[.C59])" office:value-type="float" office:value="4.5" calcext:value-type="float">
            <text:p>4.5</text:p>
          </table:table-cell>
          <table:table-cell table:formula="of:=IF([.D59]=0;0;[.D34]/[.D59])" office:value-type="float" office:value="0" calcext:value-type="float">
            <text:p>0</text:p>
          </table:table-cell>
          <table:table-cell table:formula="of:=IF([.E59]=0;0;[.E34]/[.E59])" office:value-type="float" office:value="0" calcext:value-type="float">
            <text:p>0</text:p>
          </table:table-cell>
          <table:table-cell table:formula="of:=IF([.F59]=0;0;[.F34]/[.F59])" office:value-type="float" office:value="4.6038961038961" calcext:value-type="float">
            <text:p>4.6038961038961</text:p>
          </table:table-cell>
          <table:table-cell table:formula="of:=IF([.G59]=0;0;[.G34]/[.G59])" office:value-type="float" office:value="4.54545454545455" calcext:value-type="float">
            <text:p>4.54545454545455</text:p>
          </table:table-cell>
          <table:table-cell table:formula="of:=IF([.H59]=0;0;[.H34]/[.H59])" office:value-type="float" office:value="5.15454545454545" calcext:value-type="float">
            <text:p>5.15454545454545</text:p>
          </table:table-cell>
          <table:table-cell table:formula="of:=IF([.I59]=0;0;[.I34]/[.I59])" office:value-type="float" office:value="6.23863636363636" calcext:value-type="float">
            <text:p>6.23863636363636</text:p>
          </table:table-cell>
          <table:table-cell table:formula="of:=IF([.J59]=0;0;[.J34]/[.J59])" office:value-type="float" office:value="4.79356060606061" calcext:value-type="float">
            <text:p>4.79356060606061</text:p>
          </table:table-cell>
          <table:table-cell table:formula="of:=IF([.K59]=0;0;[.K34]/[.K59])" office:value-type="float" office:value="2.57575757575758" calcext:value-type="float">
            <text:p>2.57575757575758</text:p>
          </table:table-cell>
          <table:table-cell table:formula="of:=IF([.L59]=0;0;[.L34]/[.L59])" office:value-type="float" office:value="0" calcext:value-type="float">
            <text:p>0</text:p>
          </table:table-cell>
          <table:table-cell table:formula="of:=IF([.M59]=0;0;[.M34]/[.M59])" office:value-type="float" office:value="0" calcext:value-type="float">
            <text:p>0</text:p>
          </table:table-cell>
          <table:table-cell table:formula="of:=IF([.N59]=0;0;[.N34]/[.N5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B60]=0;0;[.B35]/[.B60])" office:value-type="float" office:value="3.83333333333333" calcext:value-type="float">
            <text:p>3.83333333333333</text:p>
          </table:table-cell>
          <table:table-cell table:formula="of:=IF([.C60]=0;0;[.C35]/[.C60])" office:value-type="float" office:value="7" calcext:value-type="float">
            <text:p>7</text:p>
          </table:table-cell>
          <table:table-cell table:formula="of:=IF([.D60]=0;0;[.D35]/[.D60])" office:value-type="float" office:value="0" calcext:value-type="float">
            <text:p>0</text:p>
          </table:table-cell>
          <table:table-cell table:formula="of:=IF([.E60]=0;0;[.E35]/[.E60])" office:value-type="float" office:value="13.1666666666667" calcext:value-type="float">
            <text:p>13.1666666666667</text:p>
          </table:table-cell>
          <table:table-cell table:formula="of:=IF([.F60]=0;0;[.F35]/[.F60])" office:value-type="float" office:value="4.25" calcext:value-type="float">
            <text:p>4.25</text:p>
          </table:table-cell>
          <table:table-cell table:formula="of:=IF([.G60]=0;0;[.G35]/[.G60])" office:value-type="float" office:value="6.16666666666667" calcext:value-type="float">
            <text:p>6.16666666666667</text:p>
          </table:table-cell>
          <table:table-cell table:formula="of:=IF([.H60]=0;0;[.H35]/[.H60])" office:value-type="float" office:value="4" calcext:value-type="float">
            <text:p>4</text:p>
          </table:table-cell>
          <table:table-cell table:formula="of:=IF([.I60]=0;0;[.I35]/[.I60])" office:value-type="float" office:value="5.25" calcext:value-type="float">
            <text:p>5.25</text:p>
          </table:table-cell>
          <table:table-cell table:formula="of:=IF([.J60]=0;0;[.J35]/[.J60])" office:value-type="float" office:value="6.66666666666667" calcext:value-type="float">
            <text:p>6.66666666666667</text:p>
          </table:table-cell>
          <table:table-cell table:formula="of:=IF([.K60]=0;0;[.K35]/[.K60])" office:value-type="float" office:value="2.16666666666667" calcext:value-type="float">
            <text:p>2.16666666666667</text:p>
          </table:table-cell>
          <table:table-cell table:formula="of:=IF([.L60]=0;0;[.L35]/[.L60])" office:value-type="float" office:value="7.75" calcext:value-type="float">
            <text:p>7.75</text:p>
          </table:table-cell>
          <table:table-cell table:formula="of:=IF([.M60]=0;0;[.M35]/[.M60])" office:value-type="float" office:value="11.9166666666667" calcext:value-type="float">
            <text:p>11.9166666666667</text:p>
          </table:table-cell>
          <table:table-cell table:formula="of:=IF([.N60]=0;0;[.N35]/[.N60]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B61]=0;0;[.B36]/[.B61])" office:value-type="float" office:value="5.61538461538462" calcext:value-type="float">
            <text:p>5.61538461538462</text:p>
          </table:table-cell>
          <table:table-cell table:formula="of:=IF([.C61]=0;0;[.C36]/[.C61])" office:value-type="float" office:value="0" calcext:value-type="float">
            <text:p>0</text:p>
          </table:table-cell>
          <table:table-cell table:formula="of:=IF([.D61]=0;0;[.D36]/[.D61])" office:value-type="float" office:value="3.5" calcext:value-type="float">
            <text:p>3.5</text:p>
          </table:table-cell>
          <table:table-cell table:formula="of:=IF([.E61]=0;0;[.E36]/[.E61])" office:value-type="float" office:value="0" calcext:value-type="float">
            <text:p>0</text:p>
          </table:table-cell>
          <table:table-cell table:formula="of:=IF([.F61]=0;0;[.F36]/[.F61])" office:value-type="float" office:value="5.73076923076923" calcext:value-type="float">
            <text:p>5.73076923076923</text:p>
          </table:table-cell>
          <table:table-cell table:formula="of:=IF([.G61]=0;0;[.G36]/[.G61])" office:value-type="float" office:value="5.84615384615385" calcext:value-type="float">
            <text:p>5.84615384615385</text:p>
          </table:table-cell>
          <table:table-cell table:formula="of:=IF([.H61]=0;0;[.H36]/[.H61])" office:value-type="float" office:value="5.15384615384615" calcext:value-type="float">
            <text:p>5.15384615384615</text:p>
          </table:table-cell>
          <table:table-cell table:formula="of:=IF([.I61]=0;0;[.I36]/[.I61])" office:value-type="float" office:value="5.92307692307692" calcext:value-type="float">
            <text:p>5.92307692307692</text:p>
          </table:table-cell>
          <table:table-cell table:formula="of:=IF([.J61]=0;0;[.J36]/[.J61])" office:value-type="float" office:value="6.20512820512821" calcext:value-type="float">
            <text:p>6.20512820512821</text:p>
          </table:table-cell>
          <table:table-cell table:formula="of:=IF([.K61]=0;0;[.K36]/[.K61])" office:value-type="float" office:value="2.15384615384615" calcext:value-type="float">
            <text:p>2.15384615384615</text:p>
          </table:table-cell>
          <table:table-cell table:formula="of:=IF([.L61]=0;0;[.L36]/[.L61])" office:value-type="float" office:value="10.7692307692308" calcext:value-type="float">
            <text:p>10.7692307692308</text:p>
          </table:table-cell>
          <table:table-cell table:formula="of:=IF([.M61]=0;0;[.M36]/[.M61])" office:value-type="float" office:value="7.42307692307692" calcext:value-type="float">
            <text:p>7.42307692307692</text:p>
          </table:table-cell>
          <table:table-cell table:formula="of:=IF([.N61]=0;0;[.N36]/[.N61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1666666666667" calcext:value-type="float">
            <text:p>45.1666666666667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normalization</text:p>
          </table:table-cell>
          <table:table-cell table:number-columns-repeated="15"/>
          <table:table-cell table:style-name="Default"/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3]/[.Q63]" office:value-type="float" office:value="0.132841328413284" calcext:value-type="float">
            <text:p>0.132841328413284</text:p>
          </table:table-cell>
          <table:table-cell table:formula="of:=[.C63]/[.Q63]" office:value-type="float" office:value="0.127921279212792" calcext:value-type="float">
            <text:p>0.127921279212792</text:p>
          </table:table-cell>
          <table:table-cell table:formula="of:=[.D63]/[.Q63]" office:value-type="float" office:value="0.23370233702337" calcext:value-type="float">
            <text:p>0.23370233702337</text:p>
          </table:table-cell>
          <table:table-cell table:formula="of:=[.E63]/[.Q63]" office:value-type="float" office:value="0.253382533825338" calcext:value-type="float">
            <text:p>0.253382533825338</text:p>
          </table:table-cell>
          <table:table-cell table:formula="of:=[.F63]/[.Q63]" office:value-type="float" office:value="0.100861008610086" calcext:value-type="float">
            <text:p>0.100861008610086</text:p>
          </table:table-cell>
          <table:table-cell table:formula="of:=[.G63]/[.Q63]" office:value-type="float" office:value="0.125461254612546" calcext:value-type="float">
            <text:p>0.125461254612546</text:p>
          </table:table-cell>
          <table:table-cell table:formula="of:=[.H63]/[.Q63]" office:value-type="float" office:value="0.157441574415744" calcext:value-type="float">
            <text:p>0.157441574415744</text:p>
          </table:table-cell>
          <table:table-cell table:formula="of:=[.I63]/[.Q63]" office:value-type="float" office:value="0.115621156211562" calcext:value-type="float">
            <text:p>0.115621156211562</text:p>
          </table:table-cell>
          <table:table-cell table:formula="of:=[.J63]/[.Q63]" office:value-type="float" office:value="0.0762607626076261" calcext:value-type="float">
            <text:p>0.076260762607626</text:p>
          </table:table-cell>
          <table:table-cell table:formula="of:=[.K63]/[.Q63]" office:value-type="float" office:value="0.0984009840098401" calcext:value-type="float">
            <text:p>0.09840098400984</text:p>
          </table:table-cell>
          <table:table-cell table:formula="of:=[.L63]/[.Q63]" office:value-type="float" office:value="0.113161131611316" calcext:value-type="float">
            <text:p>0.113161131611316</text:p>
          </table:table-cell>
          <table:table-cell table:formula="of:=[.M63]/[.Q63]" office:value-type="float" office:value="0.201722017220172" calcext:value-type="float">
            <text:p>0.201722017220172</text:p>
          </table:table-cell>
          <table:table-cell table:formula="of:=[.N63]/[.Q63]" office:value-type="float" office:value="0.0984009840098401" calcext:value-type="float">
            <text:p>0.0984009840098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4]/[.Q64]" office:value-type="float" office:value="0.175645756457564" calcext:value-type="float">
            <text:p>0.175645756457564</text:p>
          </table:table-cell>
          <table:table-cell table:formula="of:=[.C64]/[.Q64]" office:value-type="float" office:value="0.0915129151291512" calcext:value-type="float">
            <text:p>0.091512915129151</text:p>
          </table:table-cell>
          <table:table-cell table:formula="of:=[.D64]/[.Q64]" office:value-type="float" office:value="0.246494464944649" calcext:value-type="float">
            <text:p>0.246494464944649</text:p>
          </table:table-cell>
          <table:table-cell table:formula="of:=[.E64]/[.Q64]" office:value-type="float" office:value="0.163837638376384" calcext:value-type="float">
            <text:p>0.163837638376384</text:p>
          </table:table-cell>
          <table:table-cell table:formula="of:=[.F64]/[.Q64]" office:value-type="float" office:value="0.0678966789667896" calcext:value-type="float">
            <text:p>0.06789667896679</text:p>
          </table:table-cell>
          <table:table-cell table:formula="of:=[.G64]/[.Q64]" office:value-type="float" office:value="0.0974169741697416" calcext:value-type="float">
            <text:p>0.097416974169742</text:p>
          </table:table-cell>
          <table:table-cell table:formula="of:=[.H64]/[.Q64]" office:value-type="float" office:value="0.106273062730627" calcext:value-type="float">
            <text:p>0.106273062730627</text:p>
          </table:table-cell>
          <table:table-cell table:formula="of:=[.I64]/[.Q64]" office:value-type="float" office:value="0.101845018450184" calcext:value-type="float">
            <text:p>0.101845018450184</text:p>
          </table:table-cell>
          <table:table-cell table:formula="of:=[.J64]/[.Q64]" office:value-type="float" office:value="0.132841328413284" calcext:value-type="float">
            <text:p>0.132841328413284</text:p>
          </table:table-cell>
          <table:table-cell table:formula="of:=[.K64]/[.Q64]" office:value-type="float" office:value="0.0752767527675276" calcext:value-type="float">
            <text:p>0.075276752767528</text:p>
          </table:table-cell>
          <table:table-cell table:formula="of:=[.L64]/[.Q64]" office:value-type="float" office:value="0.284870848708487" calcext:value-type="float">
            <text:p>0.284870848708487</text:p>
          </table:table-cell>
          <table:table-cell table:formula="of:=[.M64]/[.Q64]" office:value-type="float" office:value="0.253874538745387" calcext:value-type="float">
            <text:p>0.253874538745387</text:p>
          </table:table-cell>
          <table:table-cell table:formula="of:=[.N64]/[.Q64]" office:value-type="float" office:value="0.114145141451414" calcext:value-type="float">
            <text:p>0.114145141451414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]/[.Q65]" office:value-type="float" office:value="0.093480934809348" calcext:value-type="float">
            <text:p>0.093480934809348</text:p>
          </table:table-cell>
          <table:table-cell table:formula="of:=[.C65]/[.Q65]" office:value-type="float" office:value="0.110086100861009" calcext:value-type="float">
            <text:p>0.110086100861009</text:p>
          </table:table-cell>
          <table:table-cell table:formula="of:=[.D65]/[.Q65]" office:value-type="float" office:value="0.317343173431734" calcext:value-type="float">
            <text:p>0.317343173431734</text:p>
          </table:table-cell>
          <table:table-cell table:formula="of:=[.E65]/[.Q65]" office:value-type="float" office:value="0" calcext:value-type="float">
            <text:p>0</text:p>
          </table:table-cell>
          <table:table-cell table:formula="of:=[.F65]/[.Q65]" office:value-type="float" office:value="0.068060680606806" calcext:value-type="float">
            <text:p>0.068060680606806</text:p>
          </table:table-cell>
          <table:table-cell table:formula="of:=[.G65]/[.Q65]" office:value-type="float" office:value="0.101877105727579" calcext:value-type="float">
            <text:p>0.101877105727579</text:p>
          </table:table-cell>
          <table:table-cell table:formula="of:=[.H65]/[.Q65]" office:value-type="float" office:value="0" calcext:value-type="float">
            <text:p>0</text:p>
          </table:table-cell>
          <table:table-cell table:formula="of:=[.I65]/[.Q65]" office:value-type="float" office:value="0.169331693316933" calcext:value-type="float">
            <text:p>0.169331693316933</text:p>
          </table:table-cell>
          <table:table-cell table:formula="of:=[.J65]/[.Q65]" office:value-type="float" office:value="0.140836408364084" calcext:value-type="float">
            <text:p>0.140836408364084</text:p>
          </table:table-cell>
          <table:table-cell table:formula="of:=[.K65]/[.Q65]" office:value-type="float" office:value="0.066420664206642" calcext:value-type="float">
            <text:p>0.066420664206642</text:p>
          </table:table-cell>
          <table:table-cell table:formula="of:=[.L65]/[.Q65]" office:value-type="float" office:value="0.247232472324723" calcext:value-type="float">
            <text:p>0.247232472324723</text:p>
          </table:table-cell>
          <table:table-cell table:formula="of:=[.M65]/[.Q65]" office:value-type="float" office:value="0.223159374450887" calcext:value-type="float">
            <text:p>0.223159374450887</text:p>
          </table:table-cell>
          <table:table-cell table:formula="of:=[.N65]/[.Q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6]/[.Q66]" office:value-type="float" office:value="0.148093480934809" calcext:value-type="float">
            <text:p>0.148093480934809</text:p>
          </table:table-cell>
          <table:table-cell table:formula="of:=[.C66]/[.Q66]" office:value-type="float" office:value="0.137269372693727" calcext:value-type="float">
            <text:p>0.137269372693727</text:p>
          </table:table-cell>
          <table:table-cell table:formula="of:=[.D66]/[.Q66]" office:value-type="float" office:value="0.262730627306273" calcext:value-type="float">
            <text:p>0.262730627306273</text:p>
          </table:table-cell>
          <table:table-cell table:formula="of:=[.E66]/[.Q66]" office:value-type="float" office:value="0.224354243542435" calcext:value-type="float">
            <text:p>0.224354243542435</text:p>
          </table:table-cell>
          <table:table-cell table:formula="of:=[.F66]/[.Q66]" office:value-type="float" office:value="0.0892988929889298" calcext:value-type="float">
            <text:p>0.08929889298893</text:p>
          </table:table-cell>
          <table:table-cell table:formula="of:=[.G66]/[.Q66]" office:value-type="float" office:value="0.169741697416974" calcext:value-type="float">
            <text:p>0.169741697416974</text:p>
          </table:table-cell>
          <table:table-cell table:formula="of:=[.H66]/[.Q66]" office:value-type="float" office:value="0.0900369003690036" calcext:value-type="float">
            <text:p>0.090036900369004</text:p>
          </table:table-cell>
          <table:table-cell table:formula="of:=[.I66]/[.Q66]" office:value-type="float" office:value="0.11660516605166" calcext:value-type="float">
            <text:p>0.11660516605166</text:p>
          </table:table-cell>
          <table:table-cell table:formula="of:=[.J66]/[.Q66]" office:value-type="float" office:value="0.126568265682657" calcext:value-type="float">
            <text:p>0.126568265682657</text:p>
          </table:table-cell>
          <table:table-cell table:formula="of:=[.K66]/[.Q66]" office:value-type="float" office:value="0.0649446494464944" calcext:value-type="float">
            <text:p>0.064944649446495</text:p>
          </table:table-cell>
          <table:table-cell table:formula="of:=[.L66]/[.Q66]" office:value-type="float" office:value="0.823616236162361" calcext:value-type="float">
            <text:p>0.823616236162361</text:p>
          </table:table-cell>
          <table:table-cell table:formula="of:=[.M66]/[.Q66]" office:value-type="float" office:value="0.193357933579336" calcext:value-type="float">
            <text:p>0.193357933579336</text:p>
          </table:table-cell>
          <table:table-cell table:formula="of:=[.N66]/[.Q66]" office:value-type="float" office:value="0.180565805658056" calcext:value-type="float">
            <text:p>0.180565805658056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7]/[.Q67]" office:value-type="float" office:value="0.137269372693727" calcext:value-type="float">
            <text:p>0.137269372693727</text:p>
          </table:table-cell>
          <table:table-cell table:formula="of:=[.C67]/[.Q67]" office:value-type="float" office:value="0.14169741697417" calcext:value-type="float">
            <text:p>0.14169741697417</text:p>
          </table:table-cell>
          <table:table-cell table:formula="of:=[.D67]/[.Q67]" office:value-type="float" office:value="0.309963099630996" calcext:value-type="float">
            <text:p>0.309963099630996</text:p>
          </table:table-cell>
          <table:table-cell table:formula="of:=[.E67]/[.Q67]" office:value-type="float" office:value="0.31549815498155" calcext:value-type="float">
            <text:p>0.31549815498155</text:p>
          </table:table-cell>
          <table:table-cell table:formula="of:=[.F67]/[.Q67]" office:value-type="float" office:value="0.106642066420664" calcext:value-type="float">
            <text:p>0.106642066420664</text:p>
          </table:table-cell>
          <table:table-cell table:formula="of:=[.G67]/[.Q67]" office:value-type="float" office:value="0.214760147601476" calcext:value-type="float">
            <text:p>0.214760147601476</text:p>
          </table:table-cell>
          <table:table-cell table:formula="of:=[.H67]/[.Q67]" office:value-type="float" office:value="0.0708487084870848" calcext:value-type="float">
            <text:p>0.070848708487085</text:p>
          </table:table-cell>
          <table:table-cell table:formula="of:=[.I67]/[.Q67]" office:value-type="float" office:value="0.0918819188191881" calcext:value-type="float">
            <text:p>0.091881918819188</text:p>
          </table:table-cell>
          <table:table-cell table:formula="of:=[.J67]/[.Q67]" office:value-type="float" office:value="0.12619926199262" calcext:value-type="float">
            <text:p>0.12619926199262</text:p>
          </table:table-cell>
          <table:table-cell table:formula="of:=[.K67]/[.Q67]" office:value-type="float" office:value="0.0509225092250922" calcext:value-type="float">
            <text:p>0.050922509225092</text:p>
          </table:table-cell>
          <table:table-cell table:formula="of:=[.L67]/[.Q67]" office:value-type="float" office:value="0.280073800738007" calcext:value-type="float">
            <text:p>0.280073800738007</text:p>
          </table:table-cell>
          <table:table-cell table:formula="of:=[.M67]/[.Q67]" office:value-type="float" office:value="0.154981549815498" calcext:value-type="float">
            <text:p>0.154981549815498</text:p>
          </table:table-cell>
          <table:table-cell table:formula="of:=[.N67]/[.Q67]" office:value-type="float" office:value="0.17380073800738" calcext:value-type="float">
            <text:p>0.17380073800738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8]/[.Q68]" office:value-type="float" office:value="0.202952029520295" calcext:value-type="float">
            <text:p>0.202952029520295</text:p>
          </table:table-cell>
          <table:table-cell table:formula="of:=[.C68]/[.Q68]" office:value-type="float" office:value="0.124934106483922" calcext:value-type="float">
            <text:p>0.124934106483922</text:p>
          </table:table-cell>
          <table:table-cell table:formula="of:=[.D68]/[.Q68]" office:value-type="float" office:value="0" calcext:value-type="float">
            <text:p>0</text:p>
          </table:table-cell>
          <table:table-cell table:formula="of:=[.E68]/[.Q68]" office:value-type="float" office:value="0" calcext:value-type="float">
            <text:p>0</text:p>
          </table:table-cell>
          <table:table-cell table:formula="of:=[.F68]/[.Q68]" office:value-type="float" office:value="0.103321033210332" calcext:value-type="float">
            <text:p>0.103321033210332</text:p>
          </table:table-cell>
          <table:table-cell table:formula="of:=[.G68]/[.Q68]" office:value-type="float" office:value="0.164821648216482" calcext:value-type="float">
            <text:p>0.164821648216482</text:p>
          </table:table-cell>
          <table:table-cell table:formula="of:=[.H68]/[.Q68]" office:value-type="float" office:value="0.084870848708487" calcext:value-type="float">
            <text:p>0.084870848708487</text:p>
          </table:table-cell>
          <table:table-cell table:formula="of:=[.I68]/[.Q68]" office:value-type="float" office:value="0.191354770690564" calcext:value-type="float">
            <text:p>0.191354770690564</text:p>
          </table:table-cell>
          <table:table-cell table:formula="of:=[.J68]/[.Q68]" office:value-type="float" office:value="0.140221402214022" calcext:value-type="float">
            <text:p>0.140221402214022</text:p>
          </table:table-cell>
          <table:table-cell table:formula="of:=[.K68]/[.Q68]" office:value-type="float" office:value="0.062730627306273" calcext:value-type="float">
            <text:p>0.062730627306273</text:p>
          </table:table-cell>
          <table:table-cell table:formula="of:=[.L68]/[.Q68]" office:value-type="float" office:value="0.999999999999999" calcext:value-type="float">
            <text:p>0.999999999999999</text:p>
          </table:table-cell>
          <table:table-cell table:formula="of:=[.M68]/[.Q68]" office:value-type="float" office:value="0.211439114391144" calcext:value-type="float">
            <text:p>0.211439114391144</text:p>
          </table:table-cell>
          <table:table-cell table:formula="of:=[.N68]/[.Q68]" office:value-type="float" office:value="0.210332103321033" calcext:value-type="float">
            <text:p>0.21033210332103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9]/[.Q69]" office:value-type="float" office:value="0.121771217712177" calcext:value-type="float">
            <text:p>0.121771217712177</text:p>
          </table:table-cell>
          <table:table-cell table:formula="of:=[.C69]/[.Q69]" office:value-type="float" office:value="0.150553505535055" calcext:value-type="float">
            <text:p>0.150553505535055</text:p>
          </table:table-cell>
          <table:table-cell table:formula="of:=[.D69]/[.Q69]" office:value-type="float" office:value="0.172693726937269" calcext:value-type="float">
            <text:p>0.172693726937269</text:p>
          </table:table-cell>
          <table:table-cell table:formula="of:=[.E69]/[.Q69]" office:value-type="float" office:value="0" calcext:value-type="float">
            <text:p>0</text:p>
          </table:table-cell>
          <table:table-cell table:formula="of:=[.F69]/[.Q69]" office:value-type="float" office:value="0.108487084870849" calcext:value-type="float">
            <text:p>0.108487084870849</text:p>
          </table:table-cell>
          <table:table-cell table:formula="of:=[.G69]/[.Q69]" office:value-type="float" office:value="0.14169741697417" calcext:value-type="float">
            <text:p>0.14169741697417</text:p>
          </table:table-cell>
          <table:table-cell table:formula="of:=[.H69]/[.Q69]" office:value-type="float" office:value="0.139483394833948" calcext:value-type="float">
            <text:p>0.139483394833948</text:p>
          </table:table-cell>
          <table:table-cell table:formula="of:=[.I69]/[.Q69]" office:value-type="float" office:value="0.123985239852398" calcext:value-type="float">
            <text:p>0.123985239852398</text:p>
          </table:table-cell>
          <table:table-cell table:formula="of:=[.J69]/[.Q69]" office:value-type="float" office:value="0.126752767527675" calcext:value-type="float">
            <text:p>0.126752767527675</text:p>
          </table:table-cell>
          <table:table-cell table:formula="of:=[.K69]/[.Q69]" office:value-type="float" office:value="0.0752767527675276" calcext:value-type="float">
            <text:p>0.075276752767528</text:p>
          </table:table-cell>
          <table:table-cell table:formula="of:=[.L69]/[.Q69]" office:value-type="float" office:value="0.214760147601476" calcext:value-type="float">
            <text:p>0.214760147601476</text:p>
          </table:table-cell>
          <table:table-cell table:formula="of:=[.M69]/[.Q69]" office:value-type="float" office:value="0.23690036900369" calcext:value-type="float">
            <text:p>0.23690036900369</text:p>
          </table:table-cell>
          <table:table-cell table:formula="of:=[.N69]/[.Q69]" office:value-type="float" office:value="0.205166051660516" calcext:value-type="float">
            <text:p>0.205166051660516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0]/[.Q70]" office:value-type="float" office:value="0" calcext:value-type="float">
            <text:p>0</text:p>
          </table:table-cell>
          <table:table-cell table:formula="of:=[.C70]/[.Q70]" office:value-type="float" office:value="0.099630996309963" calcext:value-type="float">
            <text:p>0.099630996309963</text:p>
          </table:table-cell>
          <table:table-cell table:formula="of:=[.D70]/[.Q70]" office:value-type="float" office:value="0" calcext:value-type="float">
            <text:p>0</text:p>
          </table:table-cell>
          <table:table-cell table:formula="of:=[.E70]/[.Q70]" office:value-type="float" office:value="0" calcext:value-type="float">
            <text:p>0</text:p>
          </table:table-cell>
          <table:table-cell table:formula="of:=[.F70]/[.Q70]" office:value-type="float" office:value="0.10193127905305" calcext:value-type="float">
            <text:p>0.10193127905305</text:p>
          </table:table-cell>
          <table:table-cell table:formula="of:=[.G70]/[.Q70]" office:value-type="float" office:value="0.100637370010064" calcext:value-type="float">
            <text:p>0.100637370010064</text:p>
          </table:table-cell>
          <table:table-cell table:formula="of:=[.H70]/[.Q70]" office:value-type="float" office:value="0.114122777591412" calcext:value-type="float">
            <text:p>0.114122777591412</text:p>
          </table:table-cell>
          <table:table-cell table:formula="of:=[.I70]/[.Q70]" office:value-type="float" office:value="0.138124790338812" calcext:value-type="float">
            <text:p>0.138124790338812</text:p>
          </table:table-cell>
          <table:table-cell table:formula="of:=[.J70]/[.Q70]" office:value-type="float" office:value="0.106130493123113" calcext:value-type="float">
            <text:p>0.106130493123113</text:p>
          </table:table-cell>
          <table:table-cell table:formula="of:=[.K70]/[.Q70]" office:value-type="float" office:value="0.0570278430057027" calcext:value-type="float">
            <text:p>0.057027843005703</text:p>
          </table:table-cell>
          <table:table-cell table:formula="of:=[.L70]/[.Q70]" office:value-type="float" office:value="0" calcext:value-type="float">
            <text:p>0</text:p>
          </table:table-cell>
          <table:table-cell table:formula="of:=[.M70]/[.Q70]" office:value-type="float" office:value="0" calcext:value-type="float">
            <text:p>0</text:p>
          </table:table-cell>
          <table:table-cell table:formula="of:=[.N70]/[.Q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1]/[.Q71]" office:value-type="float" office:value="0.084870848708487" calcext:value-type="float">
            <text:p>0.084870848708487</text:p>
          </table:table-cell>
          <table:table-cell table:formula="of:=[.C71]/[.Q71]" office:value-type="float" office:value="0.154981549815498" calcext:value-type="float">
            <text:p>0.154981549815498</text:p>
          </table:table-cell>
          <table:table-cell table:formula="of:=[.D71]/[.Q71]" office:value-type="float" office:value="0" calcext:value-type="float">
            <text:p>0</text:p>
          </table:table-cell>
          <table:table-cell table:formula="of:=[.E71]/[.Q71]" office:value-type="float" office:value="0.291512915129151" calcext:value-type="float">
            <text:p>0.291512915129151</text:p>
          </table:table-cell>
          <table:table-cell table:formula="of:=[.F71]/[.Q71]" office:value-type="float" office:value="0.0940959409594095" calcext:value-type="float">
            <text:p>0.09409594095941</text:p>
          </table:table-cell>
          <table:table-cell table:formula="of:=[.G71]/[.Q71]" office:value-type="float" office:value="0.136531365313653" calcext:value-type="float">
            <text:p>0.136531365313653</text:p>
          </table:table-cell>
          <table:table-cell table:formula="of:=[.H71]/[.Q71]" office:value-type="float" office:value="0.088560885608856" calcext:value-type="float">
            <text:p>0.088560885608856</text:p>
          </table:table-cell>
          <table:table-cell table:formula="of:=[.I71]/[.Q71]" office:value-type="float" office:value="0.116236162361624" calcext:value-type="float">
            <text:p>0.116236162361624</text:p>
          </table:table-cell>
          <table:table-cell table:formula="of:=[.J71]/[.Q71]" office:value-type="float" office:value="0.14760147601476" calcext:value-type="float">
            <text:p>0.14760147601476</text:p>
          </table:table-cell>
          <table:table-cell table:formula="of:=[.K71]/[.Q71]" office:value-type="float" office:value="0.047970479704797" calcext:value-type="float">
            <text:p>0.047970479704797</text:p>
          </table:table-cell>
          <table:table-cell table:formula="of:=[.L71]/[.Q71]" office:value-type="float" office:value="0.171586715867159" calcext:value-type="float">
            <text:p>0.171586715867159</text:p>
          </table:table-cell>
          <table:table-cell table:formula="of:=[.M71]/[.Q71]" office:value-type="float" office:value="0.263837638376384" calcext:value-type="float">
            <text:p>0.263837638376384</text:p>
          </table:table-cell>
          <table:table-cell table:formula="of:=[.N71]/[.Q71]" office:value-type="float" office:value="0.088560885608856" calcext:value-type="float">
            <text:p>0.088560885608856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72]/[.Q72]" office:value-type="float" office:value="0.124325858643202" calcext:value-type="float">
            <text:p>0.124325858643202</text:p>
          </table:table-cell>
          <table:table-cell table:formula="of:=[.C72]/[.Q72]" office:value-type="float" office:value="0" calcext:value-type="float">
            <text:p>0</text:p>
          </table:table-cell>
          <table:table-cell table:formula="of:=[.D72]/[.Q72]" office:value-type="float" office:value="0.077490774907749" calcext:value-type="float">
            <text:p>0.077490774907749</text:p>
          </table:table-cell>
          <table:table-cell table:formula="of:=[.E72]/[.Q72]" office:value-type="float" office:value="0" calcext:value-type="float">
            <text:p>0</text:p>
          </table:table-cell>
          <table:table-cell table:formula="of:=[.F72]/[.Q72]" office:value-type="float" office:value="0.126880499574226" calcext:value-type="float">
            <text:p>0.126880499574226</text:p>
          </table:table-cell>
          <table:table-cell table:formula="of:=[.G72]/[.Q72]" office:value-type="float" office:value="0.129435140505251" calcext:value-type="float">
            <text:p>0.129435140505251</text:p>
          </table:table-cell>
          <table:table-cell table:formula="of:=[.H72]/[.Q72]" office:value-type="float" office:value="0.114107294919103" calcext:value-type="float">
            <text:p>0.114107294919103</text:p>
          </table:table-cell>
          <table:table-cell table:formula="of:=[.I72]/[.Q72]" office:value-type="float" office:value="0.131138234459268" calcext:value-type="float">
            <text:p>0.131138234459268</text:p>
          </table:table-cell>
          <table:table-cell table:formula="of:=[.J72]/[.Q72]" office:value-type="float" office:value="0.137382912290661" calcext:value-type="float">
            <text:p>0.137382912290661</text:p>
          </table:table-cell>
          <table:table-cell table:formula="of:=[.K72]/[.Q72]" office:value-type="float" office:value="0.0476866307124609" calcext:value-type="float">
            <text:p>0.047686630712461</text:p>
          </table:table-cell>
          <table:table-cell table:formula="of:=[.L72]/[.Q72]" office:value-type="float" office:value="0.238433153562305" calcext:value-type="float">
            <text:p>0.238433153562305</text:p>
          </table:table-cell>
          <table:table-cell table:formula="of:=[.M72]/[.Q72]" office:value-type="float" office:value="0.164348566562589" calcext:value-type="float">
            <text:p>0.164348566562589</text:p>
          </table:table-cell>
          <table:table-cell table:formula="of:=[.N72]/[.Q72]" office:value-type="float" office:value="0.22140221402214" calcext:value-type="float">
            <text:p>0.22140221402214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ime per step/winrat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table:formula="of:=[.B14]/[.B75]" office:value-type="float" office:value="7.52777777777778" calcext:value-type="float">
            <text:p>7.52777777777778</text:p>
          </table:table-cell>
          <table:table-cell table:style-name="ce5" table:formula="of:=[.C14]/[.C75]" office:value-type="float" office:value="7.81730769230769" calcext:value-type="float">
            <text:p>7.81730769230769</text:p>
          </table:table-cell>
          <table:table-cell table:style-name="ce5" table:formula="of:=[.D14]/[.D75]" office:value-type="float" office:value="4.27894736842105" calcext:value-type="float">
            <text:p>4.27894736842105</text:p>
          </table:table-cell>
          <table:table-cell table:style-name="ce5" table:formula="of:=[.E14]/[.E75]" office:value-type="float" office:value="3.94660194174757" calcext:value-type="float">
            <text:p>3.94660194174757</text:p>
          </table:table-cell>
          <table:table-cell table:style-name="ce5" table:formula="of:=[.F14]/[.F75]" office:value-type="float" office:value="4.95731707317073" calcext:value-type="float">
            <text:p>4.95731707317073</text:p>
          </table:table-cell>
          <table:table-cell table:style-name="ce5" table:formula="of:=[.G14]/[.G75]" office:value-type="float" office:value="7.97058823529412" calcext:value-type="float">
            <text:p>7.97058823529412</text:p>
          </table:table-cell>
          <table:table-cell table:style-name="ce5" table:formula="of:=[.H14]/[.H75]" office:value-type="float" office:value="6.3515625" calcext:value-type="float">
            <text:p>6.3515625</text:p>
          </table:table-cell>
          <table:table-cell table:style-name="ce5" table:formula="of:=[.I14]/[.I75]" office:value-type="float" office:value="8.64893617021277" calcext:value-type="float">
            <text:p>8.64893617021277</text:p>
          </table:table-cell>
          <table:table-cell table:style-name="ce5" table:formula="of:=[.J14]/[.J75]" office:value-type="float" office:value="13.1129032258065" calcext:value-type="float">
            <text:p>13.1129032258065</text:p>
          </table:table-cell>
          <table:table-cell table:style-name="ce5" table:formula="of:=[.K14]/[.K75]" office:value-type="float" office:value="10.1625" calcext:value-type="float">
            <text:p>10.1625</text:p>
          </table:table-cell>
          <table:table-cell table:style-name="ce5" table:formula="of:=[.L14]/[.L75]" office:value-type="float" office:value="8.83695652173913" calcext:value-type="float">
            <text:p>8.83695652173913</text:p>
          </table:table-cell>
          <table:table-cell table:style-name="ce5" table:formula="of:=[.M14]/[.M75]" office:value-type="float" office:value="4.95731707317073" calcext:value-type="float">
            <text:p>4.95731707317073</text:p>
          </table:table-cell>
          <table:table-cell table:style-name="ce5" table:formula="of:=[.N14]/[.N75]" office:value-type="float" office:value="10.1625" calcext:value-type="float">
            <text:p>10.162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[.B15]/[.B76]" office:value-type="float" office:value="5.69327731092437" calcext:value-type="float">
            <text:p>5.69327731092437</text:p>
          </table:table-cell>
          <table:table-cell table:style-name="ce5" table:formula="of:=[.C15]/[.C76]" office:value-type="float" office:value="10.9274193548387" calcext:value-type="float">
            <text:p>10.9274193548387</text:p>
          </table:table-cell>
          <table:table-cell table:style-name="ce5" table:formula="of:=[.D15]/[.D76]" office:value-type="float" office:value="4.05688622754491" calcext:value-type="float">
            <text:p>4.05688622754491</text:p>
          </table:table-cell>
          <table:table-cell table:style-name="ce5" table:formula="of:=[.E15]/[.E76]" office:value-type="float" office:value="6.1036036036036" calcext:value-type="float">
            <text:p>6.1036036036036</text:p>
          </table:table-cell>
          <table:table-cell table:style-name="ce5" table:formula="of:=[.F15]/[.F76]" office:value-type="float" office:value="14.7282608695652" calcext:value-type="float">
            <text:p>14.7282608695652</text:p>
          </table:table-cell>
          <table:table-cell table:style-name="ce5" table:formula="of:=[.G15]/[.G76]" office:value-type="float" office:value="10.2651515151515" calcext:value-type="float">
            <text:p>10.2651515151515</text:p>
          </table:table-cell>
          <table:table-cell table:style-name="ce5" table:formula="of:=[.H15]/[.H76]" office:value-type="float" office:value="9.40972222222222" calcext:value-type="float">
            <text:p>9.40972222222222</text:p>
          </table:table-cell>
          <table:table-cell table:style-name="ce5" table:formula="of:=[.I15]/[.I76]" office:value-type="float" office:value="9.81884057971015" calcext:value-type="float">
            <text:p>9.81884057971015</text:p>
          </table:table-cell>
          <table:table-cell table:style-name="ce5" table:formula="of:=[.J15]/[.J76]" office:value-type="float" office:value="7.52777777777778" calcext:value-type="float">
            <text:p>7.52777777777778</text:p>
          </table:table-cell>
          <table:table-cell table:style-name="ce5" table:formula="of:=[.K15]/[.K76]" office:value-type="float" office:value="13.2843137254902" calcext:value-type="float">
            <text:p>13.2843137254902</text:p>
          </table:table-cell>
          <table:table-cell table:style-name="ce5" table:formula="of:=[.L15]/[.L76]" office:value-type="float" office:value="3.51036269430052" calcext:value-type="float">
            <text:p>3.51036269430052</text:p>
          </table:table-cell>
          <table:table-cell table:style-name="ce5" table:formula="of:=[.M15]/[.M76]" office:value-type="float" office:value="3.93895348837209" calcext:value-type="float">
            <text:p>3.93895348837209</text:p>
          </table:table-cell>
          <table:table-cell table:style-name="ce5" table:formula="of:=[.N15]/[.N76]" office:value-type="float" office:value="2.92025862068965" calcext:value-type="float">
            <text:p>2.9202586206896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16]/[.B77]" office:value-type="float" office:value="10.6973684210526" calcext:value-type="float">
            <text:p>10.6973684210526</text:p>
          </table:table-cell>
          <table:table-cell table:style-name="ce5" table:formula="of:=[.C16]/[.C77]" office:value-type="float" office:value="2.27094972067039" calcext:value-type="float">
            <text:p>2.27094972067039</text:p>
          </table:table-cell>
          <table:table-cell table:style-name="ce5" table:formula="of:=[.D16]/[.D77]" office:value-type="float" office:value="1.57558139534884" calcext:value-type="float">
            <text:p>1.5755813953488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16]/[.F77]" office:value-type="float" office:value="4.89759036144578" calcext:value-type="float">
            <text:p>4.89759036144578</text:p>
          </table:table-cell>
          <table:table-cell table:style-name="ce5" table:formula="of:=[.G16]/[.G77]" office:value-type="float" office:value="0.426771653543307" calcext:value-type="float">
            <text:p>0.42677165354330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I16]/[.I77]" office:value-type="float" office:value="1.96852300242131" calcext:value-type="float">
            <text:p>1.96852300242131</text:p>
          </table:table-cell>
          <table:table-cell table:style-name="ce5" table:formula="of:=[.J16]/[.J77]" office:value-type="float" office:value="3.55021834061135" calcext:value-type="float">
            <text:p>3.55021834061135</text:p>
          </table:table-cell>
          <table:table-cell table:style-name="ce5" table:formula="of:=[.K16]/[.K77]" office:value-type="float" office:value="15.0555555555556" calcext:value-type="float">
            <text:p>15.0555555555556</text:p>
          </table:table-cell>
          <table:table-cell table:style-name="ce5" table:formula="of:=[.L16]/[.L77]" office:value-type="float" office:value="0.674129353233831" calcext:value-type="float">
            <text:p>0.674129353233831</text:p>
          </table:table-cell>
          <table:table-cell table:style-name="ce5" table:formula="of:=[.M16]/[.M77]" office:value-type="float" office:value="0.640157480314961" calcext:value-type="float">
            <text:p>0.64015748031496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B17]/[.B78]" office:value-type="float" office:value="2.25083056478405" calcext:value-type="float">
            <text:p>2.25083056478405</text:p>
          </table:table-cell>
          <table:table-cell table:style-name="ce5" table:formula="of:=[.C17]/[.C78]" office:value-type="float" office:value="7.28494623655914" calcext:value-type="float">
            <text:p>7.28494623655914</text:p>
          </table:table-cell>
          <table:table-cell table:style-name="ce5" table:formula="of:=[.D17]/[.D78]" office:value-type="float" office:value="3.8061797752809" calcext:value-type="float">
            <text:p>3.8061797752809</text:p>
          </table:table-cell>
          <table:table-cell table:style-name="ce5" table:formula="of:=[.E17]/[.E78]" office:value-type="float" office:value="2.22861842105263" calcext:value-type="float">
            <text:p>2.22861842105263</text:p>
          </table:table-cell>
          <table:table-cell table:style-name="ce5" table:formula="of:=[.F17]/[.F78]" office:value-type="float" office:value="5.59917355371901" calcext:value-type="float">
            <text:p>5.59917355371901</text:p>
          </table:table-cell>
          <table:table-cell table:style-name="ce5" table:formula="of:=[.G17]/[.G78]" office:value-type="float" office:value="5.89130434782609" calcext:value-type="float">
            <text:p>5.89130434782609</text:p>
          </table:table-cell>
          <table:table-cell table:style-name="ce5" table:formula="of:=[.H17]/[.H78]" office:value-type="float" office:value="11.1065573770492" calcext:value-type="float">
            <text:p>11.1065573770492</text:p>
          </table:table-cell>
          <table:table-cell table:style-name="ce5" table:formula="of:=[.I17]/[.I78]" office:value-type="float" office:value="4.2879746835443" calcext:value-type="float">
            <text:p>4.2879746835443</text:p>
          </table:table-cell>
          <table:table-cell table:style-name="ce5" table:formula="of:=[.J17]/[.J78]" office:value-type="float" office:value="1.97521865889213" calcext:value-type="float">
            <text:p>1.97521865889213</text:p>
          </table:table-cell>
          <table:table-cell table:style-name="ce5" table:formula="of:=[.K17]/[.K78]" office:value-type="float" office:value="15.3977272727273" calcext:value-type="float">
            <text:p>15.3977272727273</text:p>
          </table:table-cell>
          <table:table-cell table:style-name="ce5" table:formula="of:=[.L17]/[.L78]" office:value-type="float" office:value="0.404719235364397" calcext:value-type="float">
            <text:p>0.404719235364397</text:p>
          </table:table-cell>
          <table:table-cell table:style-name="ce5" table:formula="of:=[.M17]/[.M78]" office:value-type="float" office:value="5.17175572519084" calcext:value-type="float">
            <text:p>5.17175572519084</text:p>
          </table:table-cell>
          <table:table-cell table:style-name="ce5" table:formula="of:=[.N17]/[.N78]" office:value-type="float" office:value="1.84604904632153" calcext:value-type="float">
            <text:p>1.8460490463215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B18]/[.B79]" office:value-type="float" office:value="7.28494623655914" calcext:value-type="float">
            <text:p>7.28494623655914</text:p>
          </table:table-cell>
          <table:table-cell table:style-name="ce5" table:formula="of:=[.C18]/[.C79]" office:value-type="float" office:value="7.05729166666667" calcext:value-type="float">
            <text:p>7.05729166666667</text:p>
          </table:table-cell>
          <table:table-cell table:style-name="ce5" table:formula="of:=[.D18]/[.D79]" office:value-type="float" office:value="3.22619047619048" calcext:value-type="float">
            <text:p>3.22619047619048</text:p>
          </table:table-cell>
          <table:table-cell table:style-name="ce5" table:formula="of:=[.E18]/[.E79]" office:value-type="float" office:value="3.16959064327485" calcext:value-type="float">
            <text:p>3.16959064327485</text:p>
          </table:table-cell>
          <table:table-cell table:style-name="ce5" table:formula="of:=[.F18]/[.F79]" office:value-type="float" office:value="3.12572087658593" calcext:value-type="float">
            <text:p>3.12572087658593</text:p>
          </table:table-cell>
          <table:table-cell table:style-name="ce5" table:formula="of:=[.G18]/[.G79]" office:value-type="float" office:value="4.65635738831615" calcext:value-type="float">
            <text:p>4.65635738831615</text:p>
          </table:table-cell>
          <table:table-cell table:style-name="ce5" table:formula="of:=[.H18]/[.H79]" office:value-type="float" office:value="14.1145833333333" calcext:value-type="float">
            <text:p>14.1145833333333</text:p>
          </table:table-cell>
          <table:table-cell table:style-name="ce5" table:formula="of:=[.I18]/[.I79]" office:value-type="float" office:value="10.8835341365462" calcext:value-type="float">
            <text:p>10.8835341365462</text:p>
          </table:table-cell>
          <table:table-cell table:style-name="ce5" table:formula="of:=[.J18]/[.J79]" office:value-type="float" office:value="7.92397660818713" calcext:value-type="float">
            <text:p>7.92397660818713</text:p>
          </table:table-cell>
          <table:table-cell table:style-name="ce5" table:formula="of:=[.K18]/[.K79]" office:value-type="float" office:value="19.6376811594203" calcext:value-type="float">
            <text:p>19.6376811594203</text:p>
          </table:table-cell>
          <table:table-cell table:style-name="ce5" table:formula="of:=[.L18]/[.L79]" office:value-type="float" office:value="3.57048748353096" calcext:value-type="float">
            <text:p>3.57048748353096</text:p>
          </table:table-cell>
          <table:table-cell table:style-name="ce5" table:formula="of:=[.M18]/[.M79]" office:value-type="float" office:value="3.22619047619048" calcext:value-type="float">
            <text:p>3.22619047619048</text:p>
          </table:table-cell>
          <table:table-cell table:style-name="ce5" table:formula="of:=[.N18]/[.N79]" office:value-type="float" office:value="5.75371549893843" calcext:value-type="float">
            <text:p>5.75371549893843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.B19]/[.B80]" office:value-type="float" office:value="4.92727272727273" calcext:value-type="float">
            <text:p>4.92727272727273</text:p>
          </table:table-cell>
          <table:table-cell table:style-name="ce5" table:formula="of:=[.C19]/[.C80]" office:value-type="float" office:value="1.14345991561181" calcext:value-type="float">
            <text:p>1.1434599156118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.F19]/[.F80]" office:value-type="float" office:value="9.67857142857143" calcext:value-type="float">
            <text:p>9.67857142857143</text:p>
          </table:table-cell>
          <table:table-cell table:style-name="ce5" table:formula="of:=[.G19]/[.G80]" office:value-type="float" office:value="1.01119402985075" calcext:value-type="float">
            <text:p>1.01119402985075</text:p>
          </table:table-cell>
          <table:table-cell table:style-name="ce5" table:formula="of:=[.H19]/[.H80]" office:value-type="float" office:value="5.89130434782609" calcext:value-type="float">
            <text:p>5.89130434782609</text:p>
          </table:table-cell>
          <table:table-cell table:style-name="ce5" table:formula="of:=[.I19]/[.I80]" office:value-type="float" office:value="0.746556473829201" calcext:value-type="float">
            <text:p>0.746556473829201</text:p>
          </table:table-cell>
          <table:table-cell table:style-name="ce5" table:formula="of:=[.J19]/[.J80]" office:value-type="float" office:value="3.56578947368421" calcext:value-type="float">
            <text:p>3.56578947368421</text:p>
          </table:table-cell>
          <table:table-cell table:style-name="ce5" table:formula="of:=[.K19]/[.K80]" office:value-type="float" office:value="15.9411764705882" calcext:value-type="float">
            <text:p>15.9411764705882</text:p>
          </table:table-cell>
          <table:table-cell table:style-name="ce5" table:formula="of:=[.L19]/[.L80]" office:value-type="float" office:value="1" calcext:value-type="float">
            <text:p>1</text:p>
          </table:table-cell>
          <table:table-cell table:style-name="ce5" table:formula="of:=[.M19]/[.M80]" office:value-type="float" office:value="0.472949389179756" calcext:value-type="float">
            <text:p>0.472949389179756</text:p>
          </table:table-cell>
          <table:table-cell table:style-name="ce5" table:formula="of:=[.N19]/[.N80]" office:value-type="float" office:value="2.37719298245614" calcext:value-type="float">
            <text:p>2.3771929824561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[.B20]/[.B81]" office:value-type="float" office:value="8.21212121212121" calcext:value-type="float">
            <text:p>8.21212121212121</text:p>
          </table:table-cell>
          <table:table-cell table:style-name="ce5" table:formula="of:=[.C20]/[.C81]" office:value-type="float" office:value="1.32843137254902" calcext:value-type="float">
            <text:p>1.32843137254902</text:p>
          </table:table-cell>
          <table:table-cell table:style-name="ce5" table:formula="of:=[.D20]/[.D81]" office:value-type="float" office:value="5.79059829059829" calcext:value-type="float">
            <text:p>5.7905982905982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20]/[.F81]" office:value-type="float" office:value="4.60884353741497" calcext:value-type="float">
            <text:p>4.60884353741497</text:p>
          </table:table-cell>
          <table:table-cell table:style-name="ce5" table:formula="of:=[.G20]/[.G81]" office:value-type="float" office:value="3.52864583333333" calcext:value-type="float">
            <text:p>3.52864583333333</text:p>
          </table:table-cell>
          <table:table-cell table:style-name="ce5" table:formula="of:=[.H20]/[.H81]" office:value-type="float" office:value="3.58465608465608" calcext:value-type="float">
            <text:p>3.58465608465608</text:p>
          </table:table-cell>
          <table:table-cell table:style-name="ce5" table:formula="of:=[.I20]/[.I81]" office:value-type="float" office:value="4.0327380952381" calcext:value-type="float">
            <text:p>4.0327380952381</text:p>
          </table:table-cell>
          <table:table-cell table:style-name="ce5" table:formula="of:=[.J20]/[.J81]" office:value-type="float" office:value="1.97234352256186" calcext:value-type="float">
            <text:p>1.97234352256186</text:p>
          </table:table-cell>
          <table:table-cell table:style-name="ce5" table:formula="of:=[.K20]/[.K81]" office:value-type="float" office:value="13.2843137254902" calcext:value-type="float">
            <text:p>13.2843137254902</text:p>
          </table:table-cell>
          <table:table-cell table:style-name="ce5" table:formula="of:=[.L20]/[.L81]" office:value-type="float" office:value="2.32817869415808" calcext:value-type="float">
            <text:p>2.32817869415808</text:p>
          </table:table-cell>
          <table:table-cell table:style-name="ce5" table:formula="of:=[.M20]/[.M81]" office:value-type="float" office:value="4.22118380062305" calcext:value-type="float">
            <text:p>4.22118380062305</text:p>
          </table:table-cell>
          <table:table-cell table:style-name="ce5" table:formula="of:=[.N20]/[.N81]" office:value-type="float" office:value="1.62470023980815" calcext:value-type="float">
            <text:p>1.6247002398081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C21]/[.C82]" office:value-type="float" office:value="10.037037037037" calcext:value-type="float">
            <text:p>10.03703703703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.F21]/[.F82]" office:value-type="float" office:value="1.40150446638458" calcext:value-type="float">
            <text:p>1.40150446638458</text:p>
          </table:table-cell>
          <table:table-cell table:style-name="ce5" table:formula="of:=[.G21]/[.G82]" office:value-type="float" office:value="9.93666666666667" calcext:value-type="float">
            <text:p>9.93666666666667</text:p>
          </table:table-cell>
          <table:table-cell table:style-name="ce5" table:formula="of:=[.H21]/[.H82]" office:value-type="float" office:value="1.75249853027631" calcext:value-type="float">
            <text:p>1.75249853027631</text:p>
          </table:table-cell>
          <table:table-cell table:style-name="ce5" table:formula="of:=[.I21]/[.I82]" office:value-type="float" office:value="1.80995749848209" calcext:value-type="float">
            <text:p>1.80995749848209</text:p>
          </table:table-cell>
          <table:table-cell table:style-name="ce5" table:formula="of:=[.J21]/[.J82]" office:value-type="float" office:value="0.392598445937047" calcext:value-type="float">
            <text:p>0.392598445937047</text:p>
          </table:table-cell>
          <table:table-cell table:style-name="ce5" table:formula="of:=[.K21]/[.K82]" office:value-type="float" office:value="2.92254901960784" calcext:value-type="float">
            <text:p>2.922549019607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[.B22]/[.B83]" office:value-type="float" office:value="5.89130434782609" calcext:value-type="float">
            <text:p>5.89130434782609</text:p>
          </table:table-cell>
          <table:table-cell table:style-name="ce5" table:formula="of:=[.C22]/[.C83]" office:value-type="float" office:value="6.45238095238095" calcext:value-type="float">
            <text:p>6.4523809523809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E22]/[.E83]" office:value-type="float" office:value="3.43037974683544" calcext:value-type="float">
            <text:p>3.43037974683544</text:p>
          </table:table-cell>
          <table:table-cell table:style-name="ce5" table:formula="of:=[.F22]/[.F83]" office:value-type="float" office:value="10.6274509803922" calcext:value-type="float">
            <text:p>10.6274509803922</text:p>
          </table:table-cell>
          <table:table-cell table:style-name="ce5" table:formula="of:=[.G22]/[.G83]" office:value-type="float" office:value="3.66216216216216" calcext:value-type="float">
            <text:p>3.66216216216216</text:p>
          </table:table-cell>
          <table:table-cell table:style-name="ce5" table:formula="of:=[.H22]/[.H83]" office:value-type="float" office:value="11.2916666666667" calcext:value-type="float">
            <text:p>11.2916666666667</text:p>
          </table:table-cell>
          <table:table-cell table:style-name="ce5" table:formula="of:=[.I22]/[.I83]" office:value-type="float" office:value="8.6031746031746" calcext:value-type="float">
            <text:p>8.6031746031746</text:p>
          </table:table-cell>
          <table:table-cell table:style-name="ce5" table:formula="of:=[.J22]/[.J83]" office:value-type="float" office:value="6.775" calcext:value-type="float">
            <text:p>6.775</text:p>
          </table:table-cell>
          <table:table-cell table:style-name="ce5" table:formula="of:=[.K22]/[.K83]" office:value-type="float" office:value="20.8461538461538" calcext:value-type="float">
            <text:p>20.8461538461538</text:p>
          </table:table-cell>
          <table:table-cell table:style-name="ce5" table:formula="of:=[.L22]/[.L83]" office:value-type="float" office:value="5.82795698924731" calcext:value-type="float">
            <text:p>5.82795698924731</text:p>
          </table:table-cell>
          <table:table-cell table:style-name="ce5" table:formula="of:=[.M22]/[.M83]" office:value-type="float" office:value="3.79020979020979" calcext:value-type="float">
            <text:p>3.79020979020979</text:p>
          </table:table-cell>
          <table:table-cell table:style-name="ce5" table:formula="of:=[.N22]/[.N83]" office:value-type="float" office:value="11.2916666666667" calcext:value-type="float">
            <text:p>11.2916666666667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[.B23]/[.B84]" office:value-type="float" office:value="8.04337899543379" calcext:value-type="float">
            <text:p>8.0433789954337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23]/[.D84]" office:value-type="float" office:value="6.45238095238095" calcext:value-type="float">
            <text:p>6.4523809523809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23]/[.F84]" office:value-type="float" office:value="3.9407158836689" calcext:value-type="float">
            <text:p>3.9407158836689</text:p>
          </table:table-cell>
          <table:table-cell table:style-name="ce5" table:formula="of:=[.G23]/[.G84]" office:value-type="float" office:value="7.72587719298246" calcext:value-type="float">
            <text:p>7.72587719298246</text:p>
          </table:table-cell>
          <table:table-cell table:style-name="ce5" table:formula="of:=[.H23]/[.H84]" office:value-type="float" office:value="8.7636815920398" calcext:value-type="float">
            <text:p>8.7636815920398</text:p>
          </table:table-cell>
          <table:table-cell table:style-name="ce5" table:formula="of:=[.I23]/[.I84]" office:value-type="float" office:value="7.62554112554113" calcext:value-type="float">
            <text:p>7.62554112554113</text:p>
          </table:table-cell>
          <table:table-cell table:style-name="ce5" table:formula="of:=[.J23]/[.J84]" office:value-type="float" office:value="2.4263085399449" calcext:value-type="float">
            <text:p>2.4263085399449</text:p>
          </table:table-cell>
          <table:table-cell table:style-name="ce5" table:formula="of:=[.K23]/[.K84]" office:value-type="float" office:value="20.9702380952381" calcext:value-type="float">
            <text:p>20.9702380952381</text:p>
          </table:table-cell>
          <table:table-cell table:style-name="ce5" table:formula="of:=[.L23]/[.L84]" office:value-type="float" office:value="4.19404761904762" calcext:value-type="float">
            <text:p>4.19404761904762</text:p>
          </table:table-cell>
          <table:table-cell table:style-name="ce5" table:formula="of:=[.M23]/[.M84]" office:value-type="float" office:value="3.04231433506045" calcext:value-type="float">
            <text:p>3.04231433506045</text:p>
          </table:table-cell>
          <table:table-cell table:style-name="ce5" table:formula="of:=[.N23]/[.N84]" office:value-type="float" office:value="4.51666666666667" calcext:value-type="float">
            <text:p>4.51666666666667</text:p>
          </table:table-cell>
          <table:table-cell table:number-columns-repeated="100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string" calcext:value-type="string">
            <text:p>AI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 rate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"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36" calcext:value-type="float">
            <text:p>0.3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.57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all step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" office:value-type="float" office:value="9215" calcext:value-type="float">
            <text:p>92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40]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float" office:value="31192" calcext:value-type="float">
            <text:p>311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41]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float" office:value="20225" calcext:value-type="float">
            <text:p>202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42]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float" office:value="28847.0016" calcext:value-type="float">
            <text:p>28847.00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B43]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float" office:value="23732" calcext:value-type="float">
            <text:p>237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B44]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float" office:value="10843" calcext:value-type="float">
            <text:p>108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B45]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float" office:value="22787" calcext:value-type="float">
            <text:p>227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B46]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float" office:value="24505" calcext:value-type="float">
            <text:p>245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B47]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float" office:value="15912" calcext:value-type="float">
            <text:p>159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48]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float" office:value="28680.9984" calcext:value-type="float">
            <text:p>28680.998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B49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ime per step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5]/[.F115]" office:value-type="float" office:value="1023.88888888889" calcext:value-type="float">
            <text:p>1023.88888888889</text:p>
          </table:table-cell>
          <table:table-cell/>
          <table:table-cell table:formula="of:=MIN([.B127:.B136])" office:value-type="float" office:value="1023.88888888889" calcext:value-type="float">
            <text:p>1023.88888888889</text:p>
          </table:table-cell>
          <table:table-cell table:formula="of:=(MAX([.B127:.B136])-MIN([.B127:.B136]))" office:value-type="float" office:value="1254.81111111111" calcext:value-type="float">
            <text:p>1254.81111111111</text:p>
          </table:table-cell>
          <table:table-cell table:formula="of:=([.D127]-[.B127])/[.E1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6]/[.F116]" office:value-type="float" office:value="2079.46666666667" calcext:value-type="float">
            <text:p>2079.46666666667</text:p>
          </table:table-cell>
          <table:table-cell/>
          <table:table-cell office:value-type="float" office:value="1023.88888888889" calcext:value-type="float">
            <text:p>1023.88888888889</text:p>
          </table:table-cell>
          <table:table-cell office:value-type="float" office:value="1254.81111111111" calcext:value-type="float">
            <text:p>1254.81111111111</text:p>
          </table:table-cell>
          <table:table-cell table:formula="of:=([.B128]-[.D128])/[.E128]" office:value-type="float" office:value="0.841224442811224" calcext:value-type="float">
            <text:p>0.84122444281122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17]/[.F117]" office:value-type="float" office:value="1123.61111111111" calcext:value-type="float">
            <text:p>1123.61111111111</text:p>
          </table:table-cell>
          <table:table-cell/>
          <table:table-cell office:value-type="float" office:value="1023.88888888889" calcext:value-type="float">
            <text:p>1023.88888888889</text:p>
          </table:table-cell>
          <table:table-cell office:value-type="float" office:value="1254.81111111111" calcext:value-type="float">
            <text:p>1254.81111111111</text:p>
          </table:table-cell>
          <table:table-cell table:formula="of:=([.B129]-[.D129])/[.E129]" office:value-type="float" office:value="0.0794718992677065" calcext:value-type="float">
            <text:p>0.0794718992677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8]/[.F118]" office:value-type="float" office:value="1923.13344" calcext:value-type="float">
            <text:p>1923.13344</text:p>
          </table:table-cell>
          <table:table-cell/>
          <table:table-cell office:value-type="float" office:value="1023.88888888889" calcext:value-type="float">
            <text:p>1023.88888888889</text:p>
          </table:table-cell>
          <table:table-cell office:value-type="float" office:value="1254.81111111111" calcext:value-type="float">
            <text:p>1254.81111111111</text:p>
          </table:table-cell>
          <table:table-cell table:formula="of:=([.B130]-[.D130])/[.E130]" office:value-type="float" office:value="0.716637383227223" calcext:value-type="float">
            <text:p>0.7166373832272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]/[.F119]" office:value-type="float" office:value="1186.6" calcext:value-type="float">
            <text:p>1186.6</text:p>
          </table:table-cell>
          <table:table-cell/>
          <table:table-cell office:value-type="float" office:value="1023.88888888889" calcext:value-type="float">
            <text:p>1023.88888888889</text:p>
          </table:table-cell>
          <table:table-cell office:value-type="float" office:value="1254.81111111111" calcext:value-type="float">
            <text:p>1254.81111111111</text:p>
          </table:table-cell>
          <table:table-cell table:formula="of:=([.B131]-[.D131])/[.E131]" office:value-type="float" office:value="0.1296698042202" calcext:value-type="float">
            <text:p>0.129669804220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20]/[.F120]" office:value-type="float" office:value="1807.16666666667" calcext:value-type="float">
            <text:p>1807.16666666667</text:p>
          </table:table-cell>
          <table:table-cell/>
          <table:table-cell office:value-type="float" office:value="1023.88888888889" calcext:value-type="float">
            <text:p>1023.88888888889</text:p>
          </table:table-cell>
          <table:table-cell office:value-type="float" office:value="1254.81111111111" calcext:value-type="float">
            <text:p>1254.81111111111</text:p>
          </table:table-cell>
          <table:table-cell table:formula="of:=([.B132]-[.D132])/[.E132]" office:value-type="float" office:value="0.624219670069864" calcext:value-type="float">
            <text:p>0.62421967006986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1]/[.F121]" office:value-type="float" office:value="2278.7" calcext:value-type="float">
            <text:p>2278.7</text:p>
          </table:table-cell>
          <table:table-cell/>
          <table:table-cell office:value-type="float" office:value="1023.88888888889" calcext:value-type="float">
            <text:p>1023.88888888889</text:p>
          </table:table-cell>
          <table:table-cell office:value-type="float" office:value="1254.81111111111" calcext:value-type="float">
            <text:p>1254.81111111111</text:p>
          </table:table-cell>
          <table:table-cell table:formula="of:=([.B133]-[.D133])/[.E13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22]/[.F122]" office:value-type="float" office:value="1113.86363636364" calcext:value-type="float">
            <text:p>1113.86363636364</text:p>
          </table:table-cell>
          <table:table-cell/>
          <table:table-cell office:value-type="float" office:value="1023.88888888889" calcext:value-type="float">
            <text:p>1023.88888888889</text:p>
          </table:table-cell>
          <table:table-cell office:value-type="float" office:value="1254.81111111111" calcext:value-type="float">
            <text:p>1254.81111111111</text:p>
          </table:table-cell>
          <table:table-cell table:formula="of:=([.B134]-[.D134])/[.E134]" office:value-type="float" office:value="0.0717038179515922" calcext:value-type="float">
            <text:p>0.07170381795159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3]/[.F123]" office:value-type="float" office:value="1326" calcext:value-type="float">
            <text:p>1326</text:p>
          </table:table-cell>
          <table:table-cell/>
          <table:table-cell office:value-type="float" office:value="1023.88888888889" calcext:value-type="float">
            <text:p>1023.88888888889</text:p>
          </table:table-cell>
          <table:table-cell office:value-type="float" office:value="1254.81111111111" calcext:value-type="float">
            <text:p>1254.81111111111</text:p>
          </table:table-cell>
          <table:table-cell table:formula="of:=([.B135]-[.D135])/[.E135]" office:value-type="float" office:value="0.240762221848352" calcext:value-type="float">
            <text:p>0.240762221848352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24]/[.F124]" office:value-type="float" office:value="2206.23064615385" calcext:value-type="float">
            <text:p>2206.23064615385</text:p>
          </table:table-cell>
          <table:table-cell/>
          <table:table-cell office:value-type="float" office:value="1023.88888888889" calcext:value-type="float">
            <text:p>1023.88888888889</text:p>
          </table:table-cell>
          <table:table-cell office:value-type="float" office:value="1254.81111111111" calcext:value-type="float">
            <text:p>1254.81111111111</text:p>
          </table:table-cell>
          <table:table-cell table:formula="of:=([.B136]-[.D136])/[.E136]" office:value-type="float" office:value="0.94224680256299" calcext:value-type="float">
            <text:p>0.9422468025629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time per step/winrate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F127]/[.B103]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28]/[.B104]" office:value-type="float" office:value="0.841224442811224" calcext:value-type="float">
            <text:p>0.841224442811224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129]/[.B105]" office:value-type="float" office:value="0.220755275743629" calcext:value-type="float">
            <text:p>0.220755275743629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130]/[.B106]" office:value-type="float" office:value="0.981695045516744" calcext:value-type="float">
            <text:p>0.981695045516744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31]/[.B107]" office:value-type="float" office:value="0.180096950305834" calcext:value-type="float">
            <text:p>0.180096950305834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32]/[.B108]" office:value-type="float" office:value="1.35699928276057" calcext:value-type="float">
            <text:p>1.35699928276057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133]/[.B109]" office:value-type="float" office:value="2" calcext:value-type="float">
            <text:p>2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F134]/[.B110]" office:value-type="float" office:value="7.17038179515922" calcext:value-type="float">
            <text:p>7.1703817951592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135]/[.B111]" office:value-type="float" office:value="0.283249672762767" calcext:value-type="float">
            <text:p>0.28324967276276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F136]/[.B112]" office:value-type="float" office:value="1.65306456589998" calcext:value-type="float">
            <text:p>1.65306456589998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 table:number-rows-repeated="10484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2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3">
        <office:forms form:automatic-focus="false" form:apply-design-mode="false"/>
        <table:shapes>
          <draw:frame draw:z-index="0" draw:style-name="gr1" draw:text-style-name="P1" svg:width="159.99mm" svg:height="89.99mm" svg:x="368.78mm" svg:y="17.13mm">
            <draw:object draw:notify-on-update-of-ranges="Sheet3.A1:Sheet3.A1 Sheet3.B1:Sheet3.F1 Sheet3.A2:Sheet3.A2 Sheet3.B2:Sheet3.F2 Sheet3.A3:Sheet3.A3 Sheet3.B3:Sheet3.F3 Sheet3.A4:Sheet3.A4 Sheet3.B4:Sheet3.F4 Sheet3.A5:Sheet3.A5 Sheet3.B5:Sheet3.F5 Sheet3.A6:Sheet3.A6 Sheet3.B6:Sheet3.F6 Sheet3.A7:Sheet3.A7 Sheet3.B7:Sheet3.F7 Sheet3.B39:Sheet3.B39 Sheet3.C39:Sheet3.G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67.09mm" svg:y="119.19mm">
            <draw:object draw:notify-on-update-of-ranges="Sheet3.A1:Sheet3.A1 Sheet3.B1:Sheet3.F1 Sheet3.A8:Sheet3.A8 Sheet3.B8:Sheet3.F8 Sheet3.A9:Sheet3.A9 Sheet3.B9:Sheet3.F9 Sheet3.A10:Sheet3.A10 Sheet3.B10:Sheet3.F10 Sheet3.A11:Sheet3.A11 Sheet3.B11:Sheet3.F11 Sheet3.A12:Sheet3.A12 Sheet3.B12:Sheet3.F12 Sheet3.A13:Sheet3.A13 Sheet3.B13:Sheet3.F13 Sheet3.B39:Sheet3.B39 Sheet3.C39:Sheet3.G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262.62mm" svg:y="106.56mm">
            <draw:object draw:notify-on-update-of-ranges="Sheet3.A1:Sheet3.A1 Sheet3.B1:Sheet3.F1 Sheet3.A14:Sheet3.A14 Sheet3.B14:Sheet3.F14 Sheet3.A15:Sheet3.A15 Sheet3.B15:Sheet3.F15 Sheet3.A16:Sheet3.A16 Sheet3.B16:Sheet3.F16 Sheet3.A17:Sheet3.A17 Sheet3.B17:Sheet3.F17 Sheet3.A18:Sheet3.A18 Sheet3.B18:Sheet3.F18 Sheet3.A19:Sheet3.A19 Sheet3.B19:Sheet3.F19 Sheet3.B39:Sheet3.B39 Sheet3.C39:Sheet3.G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277.45mm" svg:y="5.56mm">
            <draw:object draw:notify-on-update-of-ranges="Sheet3.A1:Sheet3.A1 Sheet3.B1:Sheet3.F1 Sheet3.A20:Sheet3.A20 Sheet3.B20:Sheet3.F20 Sheet3.A21:Sheet3.A21 Sheet3.B21:Sheet3.F21 Sheet3.A22:Sheet3.A22 Sheet3.B22:Sheet3.F22 Sheet3.A23:Sheet3.A23 Sheet3.B23:Sheet3.F23 Sheet3.A24:Sheet3.A24 Sheet3.B24:Sheet3.F24 Sheet3.A25:Sheet3.A25 Sheet3.B25:Sheet3.F25 Sheet3.B39:Sheet3.B39 Sheet3.C39:Sheet3.G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21"/>
        <table:table-column table:style-name="co2" table:number-columns-repeated="1023" table:default-cell-style-name="ce21"/>
        <table:table-row table:style-name="ro3">
          <table:table-cell table:style-name="ce19" office:value-type="string" calcext:value-type="string">
            <text:p>STRATEGY/winrat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9" office:value-type="float" office:value="1234" calcext:value-type="float">
            <text:p>1234</text:p>
          </table:table-cell>
          <table:table-cell table:style-name="ce22" office:value-type="float" office:value="0.92" calcext:value-type="float">
            <text:p>0.92</text:p>
          </table:table-cell>
          <table:table-cell table:style-name="ce22" office:value-type="float" office:value="0.86" calcext:value-type="float">
            <text:p>0.86</text:p>
          </table:table-cell>
          <table:table-cell table:style-name="ce22" office:value-type="float" office:value="0.33" calcext:value-type="float">
            <text:p>0.3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22" calcext:value-type="float">
            <text:p>0.22</text:p>
          </table:table-cell>
          <table:table-cell table:style-name="ce26" table:number-columns-repeated="3"/>
          <table:table-cell table:number-columns-repeated="1015"/>
        </table:table-row>
        <table:table-row table:style-name="ro2">
          <table:table-cell table:style-name="ce19" office:value-type="float" office:value="1243" calcext:value-type="float">
            <text:p>1243</text:p>
          </table:table-cell>
          <table:table-cell table:style-name="ce22" office:value-type="float" office:value="0.97" calcext:value-type="float">
            <text:p>0.97</text:p>
          </table:table-cell>
          <table:table-cell table:style-name="ce22" office:value-type="float" office:value="0.92" calcext:value-type="float">
            <text:p>0.9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26" calcext:value-type="float">
            <text:p>0.26</text:p>
          </table:table-cell>
          <table:table-cell table:style-name="ce26" table:number-columns-repeated="3"/>
          <table:table-cell table:number-columns-repeated="1015"/>
        </table:table-row>
        <table:table-row table:style-name="ro2">
          <table:table-cell table:style-name="ce19" office:value-type="float" office:value="1324" calcext:value-type="float">
            <text:p>1324</text:p>
          </table:table-cell>
          <table:table-cell table:style-name="ce22" office:value-type="float" office:value="0.97" calcext:value-type="float">
            <text:p>0.97</text:p>
          </table:table-cell>
          <table:table-cell table:style-name="ce22" office:value-type="float" office:value="0.86" calcext:value-type="float">
            <text:p>0.86</text:p>
          </table:table-cell>
          <table:table-cell table:style-name="ce22" office:value-type="float" office:value="0.29" calcext:value-type="float">
            <text:p>0.2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28" calcext:value-type="float">
            <text:p>0.28</text:p>
          </table:table-cell>
          <table:table-cell table:style-name="ce26" table:number-columns-repeated="3"/>
          <table:table-cell table:number-columns-repeated="1015"/>
        </table:table-row>
        <table:table-row table:style-name="ro2">
          <table:table-cell table:style-name="ce19" office:value-type="float" office:value="1342" calcext:value-type="float">
            <text:p>1342</text:p>
          </table:table-cell>
          <table:table-cell table:style-name="ce19" office:value-type="float" office:value="0.95" calcext:value-type="float">
            <text:p>0.95</text:p>
          </table:table-cell>
          <table:table-cell table:style-name="ce19" office:value-type="float" office:value="0.91" calcext:value-type="float">
            <text:p>0.91</text:p>
          </table:table-cell>
          <table:table-cell table:style-name="ce22" office:value-type="float" office:value="0.34" calcext:value-type="float">
            <text:p>0.34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.22" calcext:value-type="float">
            <text:p>0.22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9" office:value-type="float" office:value="1423" calcext:value-type="float">
            <text:p>1423</text:p>
          </table:table-cell>
          <table:table-cell table:style-name="ce19" office:value-type="float" office:value="0.96" calcext:value-type="float">
            <text:p>0.96</text:p>
          </table:table-cell>
          <table:table-cell table:style-name="ce19" office:value-type="float" office:value="0.88" calcext:value-type="float">
            <text:p>0.88</text:p>
          </table:table-cell>
          <table:table-cell table:style-name="ce22" office:value-type="float" office:value="0.21" calcext:value-type="float">
            <text:p>0.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25" calcext:value-type="float">
            <text:p>0.25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19" office:value-type="float" office:value="1432" calcext:value-type="float">
            <text:p>1432</text:p>
          </table:table-cell>
          <table:table-cell table:style-name="ce19" office:value-type="float" office:value="0.97" calcext:value-type="float">
            <text:p>0.9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8" calcext:value-type="float">
            <text:p>0.28</text:p>
          </table:table-cell>
          <table:table-cell table:number-columns-repeated="1018"/>
        </table:table-row>
        <table:table-row table:style-name="ro3">
          <table:table-cell table:style-name="ce20" office:value-type="float" office:value="2134" calcext:value-type="float">
            <text:p>2134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78" calcext:value-type="float">
            <text:p>0.78</text:p>
          </table:table-cell>
          <table:table-cell table:style-name="ce20" office:value-type="float" office:value="0.12" calcext:value-type="float">
            <text:p>0.12</text:p>
          </table:table-cell>
          <table:table-cell table:style-name="ce20" office:value-type="float" office:value="0.36" calcext:value-type="float">
            <text:p>0.36</text:p>
          </table:table-cell>
          <table:table-cell table:style-name="ce20" office:value-type="float" office:value="0.93" calcext:value-type="float">
            <text:p>0.93</text:p>
          </table:table-cell>
          <table:table-cell table:formula="of:=(([.B8]-[.B26])^2+([.C8]-[.C26])^2+([.D8]-[.D26])^2+([.E8]-[.E26])^2+([.F8]-[.F26])^2)/5" office:value-type="float" office:value="0.0339" calcext:value-type="float">
            <text:p>0.0339</text:p>
          </table:table-cell>
          <table:table-cell table:number-columns-repeated="1017"/>
        </table:table-row>
        <table:table-row table:style-name="ro3">
          <table:table-cell table:style-name="ce20" office:value-type="float" office:value="2143" calcext:value-type="float">
            <text:p>2143</text:p>
          </table:table-cell>
          <table:table-cell table:style-name="ce23" office:value-type="float" office:value="0.96" calcext:value-type="float">
            <text:p>0.96</text:p>
          </table:table-cell>
          <table:table-cell table:style-name="ce23" office:value-type="float" office:value="0.78" calcext:value-type="float">
            <text:p>0.78</text:p>
          </table:table-cell>
          <table:table-cell table:style-name="ce23" office:value-type="float" office:value="0.12" calcext:value-type="float">
            <text:p>0.12</text:p>
          </table:table-cell>
          <table:table-cell table:style-name="ce23" office:value-type="float" office:value="0.39" calcext:value-type="float">
            <text:p>0.39</text:p>
          </table:table-cell>
          <table:table-cell table:style-name="ce23" office:value-type="float" office:value="0.92" calcext:value-type="float">
            <text:p>0.92</text:p>
          </table:table-cell>
          <table:table-cell table:formula="of:=(([.B9]-[.B27])^2+([.C9]-[.C27])^2+([.D9]-[.D27])^2+([.E9]-[.E27])^2+([.F9]-[.F27])^2)/5" office:value-type="float" office:value="0.0303" calcext:value-type="float">
            <text:p>0.0303</text:p>
          </table:table-cell>
          <table:table-cell table:number-columns-repeated="1017"/>
        </table:table-row>
        <table:table-row table:style-name="ro3">
          <table:table-cell table:style-name="ce19" office:value-type="float" office:value="2314" calcext:value-type="float">
            <text:p>2314</text:p>
          </table:table-cell>
          <table:table-cell table:style-name="ce22" office:value-type="float" office:value="0.96" calcext:value-type="float">
            <text:p>0.96</text:p>
          </table:table-cell>
          <table:table-cell table:style-name="ce22" office:value-type="float" office:value="0.71" calcext:value-type="float">
            <text:p>0.71</text:p>
          </table:table-cell>
          <table:table-cell table:style-name="ce22" office:value-type="float" office:value="0.14" calcext:value-type="float">
            <text:p>0.14</text:p>
          </table:table-cell>
          <table:table-cell table:style-name="ce22" office:value-type="float" office:value="0.26" calcext:value-type="float">
            <text:p>0.26</text:p>
          </table:table-cell>
          <table:table-cell table:style-name="ce22" office:value-type="float" office:value="0.33" calcext:value-type="float">
            <text:p>0.33</text:p>
          </table:table-cell>
          <table:table-cell table:number-columns-repeated="1018"/>
        </table:table-row>
        <table:table-row table:style-name="ro3">
          <table:table-cell table:style-name="ce19" office:value-type="float" office:value="2341" calcext:value-type="float">
            <text:p>2341</text:p>
          </table:table-cell>
          <table:table-cell table:style-name="ce22" office:value-type="float" office:value="0.91" calcext:value-type="float">
            <text:p>0.91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58" calcext:value-type="float">
            <text:p>0.58</text:p>
          </table:table-cell>
          <table:table-cell table:number-columns-repeated="1018"/>
        </table:table-row>
        <table:table-row table:style-name="ro3">
          <table:table-cell table:style-name="ce19" office:value-type="float" office:value="2413" calcext:value-type="float">
            <text:p>2413</text:p>
          </table:table-cell>
          <table:table-cell table:style-name="ce22" office:value-type="float" office:value="0.86" calcext:value-type="float">
            <text:p>0.86</text:p>
          </table:table-cell>
          <table:table-cell table:style-name="ce22" office:value-type="float" office:value="0.68" calcext:value-type="float">
            <text:p>0.68</text:p>
          </table:table-cell>
          <table:table-cell table:style-name="ce22" office:value-type="float" office:value="0.12" calcext:value-type="float">
            <text:p>0.12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office:value-type="float" office:value="0.29" calcext:value-type="float">
            <text:p>0.29</text:p>
          </table:table-cell>
          <table:table-cell table:number-columns-repeated="1018"/>
        </table:table-row>
        <table:table-row table:style-name="ro3">
          <table:table-cell table:style-name="ce19" office:value-type="float" office:value="2431" calcext:value-type="float">
            <text:p>2431</text:p>
          </table:table-cell>
          <table:table-cell table:style-name="ce22" office:value-type="float" office:value="0.88" calcext:value-type="float">
            <text:p>0.88</text:p>
          </table:table-cell>
          <table:table-cell table:style-name="ce22" office:value-type="float" office:value="0.84" calcext:value-type="float">
            <text:p>0.84</text:p>
          </table:table-cell>
          <table:table-cell table:style-name="ce22" office:value-type="float" office:value="0.03" calcext:value-type="float">
            <text:p>0.0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55" calcext:value-type="float">
            <text:p>0.55</text:p>
          </table:table-cell>
          <table:table-cell table:number-columns-repeated="1018"/>
        </table:table-row>
        <table:table-row table:style-name="ro3">
          <table:table-cell table:style-name="ce20" office:value-type="float" office:value="3124" calcext:value-type="float">
            <text:p>3124</text:p>
          </table:table-cell>
          <table:table-cell table:style-name="ce23" office:value-type="float" office:value="0.93" calcext:value-type="float">
            <text:p>0.93</text:p>
          </table:table-cell>
          <table:table-cell table:style-name="ce23" office:value-type="float" office:value="0.78" calcext:value-type="float">
            <text:p>0.78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0.36" calcext:value-type="float">
            <text:p>0.36</text:p>
          </table:table-cell>
          <table:table-cell table:style-name="ce23" office:value-type="float" office:value="0.89" calcext:value-type="float">
            <text:p>0.89</text:p>
          </table:table-cell>
          <table:table-cell table:formula="of:=(([.B14]-[.B32])^2+([.C14]-[.C32])^2+([.D14]-[.D32])^2+([.E14]-[.E32])^2+([.F14]-[.F32])^2)/5" office:value-type="float" office:value="0.03494" calcext:value-type="float">
            <text:p>0.03494</text:p>
          </table:table-cell>
          <table:table-cell table:number-columns-repeated="1017"/>
        </table:table-row>
        <table:table-row table:style-name="ro3">
          <table:table-cell table:style-name="ce20" office:value-type="float" office:value="3142" calcext:value-type="float">
            <text:p>3142</text:p>
          </table:table-cell>
          <table:table-cell table:style-name="ce23" office:value-type="float" office:value="0.82" calcext:value-type="float">
            <text:p>0.82</text:p>
          </table:table-cell>
          <table:table-cell table:style-name="ce23" office:value-type="float" office:value="0.77" calcext:value-type="float">
            <text:p>0.77</text:p>
          </table:table-cell>
          <table:table-cell table:style-name="ce23" office:value-type="float" office:value="0.07" calcext:value-type="float">
            <text:p>0.07</text:p>
          </table:table-cell>
          <table:table-cell table:style-name="ce23" office:value-type="float" office:value="0.31" calcext:value-type="float">
            <text:p>0.31</text:p>
          </table:table-cell>
          <table:table-cell table:style-name="ce23" office:value-type="float" office:value="0.93" calcext:value-type="float">
            <text:p>0.93</text:p>
          </table:table-cell>
          <table:table-cell table:formula="of:=(([.B15]-[.B33])^2+([.C15]-[.C33])^2+([.D15]-[.D33])^2+([.E15]-[.E33])^2+([.F15]-[.F33])^2)/5" office:value-type="float" office:value="0.04992" calcext:value-type="float">
            <text:p>0.04992</text:p>
          </table:table-cell>
          <table:table-cell table:number-columns-repeated="1017"/>
        </table:table-row>
        <table:table-row table:style-name="ro3">
          <table:table-cell table:style-name="ce19" office:value-type="float" office:value="3214" calcext:value-type="float">
            <text:p>3214</text:p>
          </table:table-cell>
          <table:table-cell table:style-name="ce22" office:value-type="float" office:value="0.93" calcext:value-type="float">
            <text:p>0.93</text:p>
          </table:table-cell>
          <table:table-cell table:style-name="ce22" office:value-type="float" office:value="0.73" calcext:value-type="float">
            <text:p>0.73</text:p>
          </table:table-cell>
          <table:table-cell table:style-name="ce22" office:value-type="float" office:value="0.14" calcext:value-type="float">
            <text:p>0.14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0.26" calcext:value-type="float">
            <text:p>0.26</text:p>
          </table:table-cell>
          <table:table-cell table:number-columns-repeated="1018"/>
        </table:table-row>
        <table:table-row table:style-name="ro3">
          <table:table-cell table:style-name="ce19" office:value-type="float" office:value="3241" calcext:value-type="float">
            <text:p>3241</text:p>
          </table:table-cell>
          <table:table-cell table:style-name="ce22" office:value-type="float" office:value="0.89" calcext:value-type="float">
            <text:p>0.89</text:p>
          </table:table-cell>
          <table:table-cell table:style-name="ce22" office:value-type="float" office:value="0.83" calcext:value-type="float">
            <text:p>0.83</text:p>
          </table:table-cell>
          <table:table-cell table:style-name="ce22" office:value-type="float" office:value="0.06" calcext:value-type="float">
            <text:p>0.0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44" calcext:value-type="float">
            <text:p>0.44</text:p>
          </table:table-cell>
          <table:table-cell table:number-columns-repeated="1018"/>
        </table:table-row>
        <table:table-row table:style-name="ro3">
          <table:table-cell table:style-name="ce19" office:value-type="float" office:value="3412" calcext:value-type="float">
            <text:p>3412</text:p>
          </table:table-cell>
          <table:table-cell table:style-name="ce22" office:value-type="float" office:value="0.87" calcext:value-type="float">
            <text:p>0.87</text:p>
          </table:table-cell>
          <table:table-cell table:style-name="ce22" office:value-type="float" office:value="0.71" calcext:value-type="float">
            <text:p>0.71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0.18" calcext:value-type="float">
            <text:p>0.18</text:p>
          </table:table-cell>
          <table:table-cell table:number-columns-repeated="1018"/>
        </table:table-row>
        <table:table-row table:style-name="ro3">
          <table:table-cell table:style-name="ce19" office:value-type="float" office:value="3421" calcext:value-type="float">
            <text:p>3421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57" calcext:value-type="float">
            <text:p>0.57</text:p>
          </table:table-cell>
          <table:table-cell table:number-columns-repeated="1018"/>
        </table:table-row>
        <table:table-row table:style-name="ro3">
          <table:table-cell table:style-name="ce19" office:value-type="float" office:value="4123" calcext:value-type="float">
            <text:p>4123</text:p>
          </table:table-cell>
          <table:table-cell table:style-name="ce22" office:value-type="float" office:value="0.22" calcext:value-type="float">
            <text:p>0.22</text:p>
          </table:table-cell>
          <table:table-cell table:style-name="ce22" office:value-type="float" office:value="0.29" calcext:value-type="float">
            <text:p>0.29</text:p>
          </table:table-cell>
          <table:table-cell table:style-name="ce22" office:value-type="float" office:value="0.39" calcext:value-type="float">
            <text:p>0.39</text:p>
          </table:table-cell>
          <table:table-cell table:style-name="ce22" office:value-type="float" office:value="0.32" calcext:value-type="float">
            <text:p>0.32</text:p>
          </table:table-cell>
          <table:table-cell table:style-name="ce2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3">
          <table:table-cell table:style-name="ce19" office:value-type="float" office:value="4132" calcext:value-type="float">
            <text:p>4132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office:value-type="float" office:value="0.31" calcext:value-type="float">
            <text:p>0.31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office:value-type="float" office:value="0.23" calcext:value-type="float">
            <text:p>0.23</text:p>
          </table:table-cell>
          <table:table-cell table:style-name="ce22" office:value-type="float" office:value="0.28" calcext:value-type="float">
            <text:p>0.28</text:p>
          </table:table-cell>
          <table:table-cell table:number-columns-repeated="1018"/>
        </table:table-row>
        <table:table-row table:style-name="ro3">
          <table:table-cell table:style-name="ce19" office:value-type="float" office:value="4213" calcext:value-type="float">
            <text:p>4213</text:p>
          </table:table-cell>
          <table:table-cell table:style-name="ce22" office:value-type="float" office:value="0.22" calcext:value-type="float">
            <text:p>0.22</text:p>
          </table:table-cell>
          <table:table-cell table:style-name="ce25" office:value-type="float" office:value="0.22" calcext:value-type="float">
            <text:p>0.22</text:p>
          </table:table-cell>
          <table:table-cell table:style-name="ce22" office:value-type="float" office:value="0.17" calcext:value-type="float">
            <text:p>0.17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0.07" calcext:value-type="float">
            <text:p>0.07</text:p>
          </table:table-cell>
          <table:table-cell table:number-columns-repeated="1018"/>
        </table:table-row>
        <table:table-row table:style-name="ro3">
          <table:table-cell table:style-name="ce19" office:value-type="float" office:value="4231" calcext:value-type="float">
            <text:p>4231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9" calcext:value-type="float">
            <text:p>0.09</text:p>
          </table:table-cell>
          <table:table-cell table:number-columns-repeated="2" table:style-name="ce22" office:value-type="float" office:value="0.1" calcext:value-type="float">
            <text:p>0.1</text:p>
          </table:table-cell>
          <table:table-cell table:number-columns-repeated="1018"/>
        </table:table-row>
        <table:table-row table:style-name="ro3">
          <table:table-cell table:style-name="ce19" office:value-type="float" office:value="4312" calcext:value-type="float">
            <text:p>4312</text:p>
          </table:table-cell>
          <table:table-cell table:style-name="ce24" office:value-type="float" office:value="0.88" calcext:value-type="float">
            <text:p>0.88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office:value-type="float" office:value="0.26" calcext:value-type="float">
            <text:p>0.26</text:p>
          </table:table-cell>
          <table:table-cell table:style-name="ce24" office:value-type="float" office:value="0.19" calcext:value-type="float">
            <text:p>0.19</text:p>
          </table:table-cell>
          <table:table-cell table:number-columns-repeated="1018"/>
        </table:table-row>
        <table:table-row table:style-name="ro3">
          <table:table-cell table:style-name="ce19" office:value-type="float" office:value="4321" calcext:value-type="float">
            <text:p>4321</text:p>
          </table:table-cell>
          <table:table-cell table:style-name="ce22" office:value-type="float" office:value="0.84" calcext:value-type="float">
            <text:p>0.84</text:p>
          </table:table-cell>
          <table:table-cell table:style-name="ce22" office:value-type="float" office:value="0.83" calcext:value-type="float">
            <text:p>0.83</text:p>
          </table:table-cell>
          <table:table-cell table:style-name="ce25" office:value-type="float" office:value="0.07" calcext:value-type="float">
            <text:p>0.0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51" calcext:value-type="float">
            <text:p>0.5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67" calcext:value-type="float">
            <text:p>0.67</text:p>
          </table:table-cell>
          <table:table-cell table:style-name="ce20" office:value-type="float" office:value="0.91" calcext:value-type="float">
            <text:p>0.91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15:35:08.50657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7:56:16</meta:creation-date>
    <dc:language>en-GB</dc:language>
    <dc:date>2018-08-27T13:08:23.051591277</dc:date>
    <meta:editing-cycles>10</meta:editing-cycles>
    <meta:editing-duration>P1DT5H46S</meta:editing-duration>
    <meta:generator>LibreOffice/6.0.2.1$MacOSX_X86_64 LibreOffice_project/f7f06a8f319e4b62f9bc5095aa112a65d2f3ac89</meta:generator>
    <meta:document-statistic meta:table-count="3" meta:cell-count="16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GB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1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58cm" svg:y="0.316cm" chart:style-name="ch2">
          <text:p>The attitudes of 13 participants towards the difficulty level of each game</text:p>
        </chart:title>
        <chart:legend chart:legend-position="end" svg:x="13.964cm" svg:y="3.725cm" style:legend-expansion="high" chart:style-name="ch3"/>
        <chart:plot-area chart:style-name="ch4" table:cell-range-address="Sheet1.Q2:Sheet1.S12" chart:data-source-has-labels="row" svg:x="1.321cm" svg:y="1.267cm" svg:width="12.323cm" svg:height="6.582cm">
          <chartooo:coordinate-region svg:x="2.988cm" svg:y="1.459cm" svg:width="10.656cm" svg:height="5.758cm"/>
          <chart:axis chart:dimension="x" chart:name="primary-x" chart:style-name="ch5">
            <chart:title svg:x="6.818cm" svg:y="8.029cm" chart:style-name="ch6">
              <text:p>Game id</text:p>
            </chart:title>
          </chart:axis>
          <chart:axis chart:dimension="y" chart:name="primary-y" chart:style-name="ch7">
            <chart:title svg:x="0.451cm" svg:y="6.481cm" chart:style-name="ch8">
              <text:p>Percentage of participants</text:p>
            </chart:title>
            <chart:grid chart:style-name="ch9" chart:class="major"/>
          </chart:axis>
          <chart:series chart:style-name="ch10" chart:values-cell-range-address="Sheet1.Q3:Sheet1.Q12" chart:label-cell-address="Sheet1.Q2:Sheet1.Q2" chart:class="chart:bar">
            <chart:data-point chart:repeated="10"/>
          </chart:series>
          <chart:series chart:style-name="ch11" chart:values-cell-range-address="Sheet1.R3:Sheet1.R12" chart:label-cell-address="Sheet1.R2:Sheet1.R2" chart:class="chart:bar">
            <chart:data-point chart:repeated="10"/>
          </chart:series>
          <chart:series chart:style-name="ch12" chart:values-cell-range-address="Sheet1.S3:Sheet1.S12" chart:label-cell-address="Sheet1.S2:Sheet1.S2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sy</text:p>
                <draw:g>
                  <svg:desc>Sheet1.Q2:Sheet1.Q2</svg:desc>
                </draw:g>
              </table:table-cell>
              <table:table-cell office:value-type="string">
                <text:p>Medium</text:p>
                <draw:g>
                  <svg:desc>Sheet1.R2:Sheet1.R2</svg:desc>
                </draw:g>
              </table:table-cell>
              <table:table-cell office:value-type="string">
                <text:p>Hard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Q3:Sheet1.Q12</svg:desc>
                </draw:g>
              </table:table-cell>
              <table:table-cell office:value-type="float" office:value="2">
                <text:p>2</text:p>
                <draw:g>
                  <svg:desc>Sheet1.R3:Sheet1.R12</svg:desc>
                </draw:g>
              </table:table-cell>
              <table:table-cell office:value-type="float" office:value="0">
                <text:p>0</text:p>
                <draw:g>
                  <svg:desc>Sheet1.S3:Sheet1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MacOSX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4cm" svg:y="0.316cm" chart:style-name="ch2">
          <text:p>Score is the first crieria concered</text:p>
        </chart:title>
        <chart:legend chart:legend-position="end" svg:x="13.555cm" svg:y="2.759cm" style:legend-expansion="high" chart:style-name="ch3"/>
        <chart:plot-area chart:style-name="ch4" table:cell-range-address="Sheet3.A1:Sheet3.F7 Sheet3.B39:Sheet3.G39" chart:data-source-has-labels="both" svg:x="1.321cm" svg:y="1.267cm" svg:width="11.914cm" svg:height="6.582cm">
          <chartooo:coordinate-region svg:x="2.067cm" svg:y="1.46cm" svg:width="11.065cm" svg:height="5.757cm"/>
          <chart:axis chart:dimension="x" chart:name="primary-x" chart:style-name="ch5" chartooo:axis-type="auto">
            <chartooo:date-scale/>
            <chart:title svg:x="5.996cm" svg:y="8.029cm" chart:style-name="ch6">
              <text:p>Five Test Games</text:p>
            </chart:title>
            <chart:categories table:cell-range-address="Sheet3.B1:Sheet3.F1"/>
          </chart:axis>
          <chart:axis chart:dimension="y" chart:name="primary-y" chart:style-name="ch5">
            <chart:title svg:x="0.451cm" svg:y="5.211cm" chart:style-name="ch7">
              <text:p>Win rate</text:p>
            </chart:title>
            <chart:grid chart:style-name="ch8" chart:class="major"/>
          </chart:axis>
          <chart:series chart:style-name="ch9" chart:values-cell-range-address="Sheet3.B2:Sheet3.F2" chart:label-cell-address="Sheet3.A2:Sheet3.A2" chart:class="chart:line">
            <chart:data-point chart:repeated="5"/>
          </chart:series>
          <chart:series chart:style-name="ch10" chart:values-cell-range-address="Sheet3.B3:Sheet3.F3" chart:label-cell-address="Sheet3.A3:Sheet3.A3" chart:class="chart:line">
            <chart:data-point chart:repeated="5"/>
          </chart:series>
          <chart:series chart:style-name="ch11" chart:values-cell-range-address="Sheet3.B4:Sheet3.F4" chart:label-cell-address="Sheet3.A4:Sheet3.A4" chart:class="chart:line">
            <chart:data-point chart:repeated="5"/>
          </chart:series>
          <chart:series chart:style-name="ch12" chart:values-cell-range-address="Sheet3.B5:Sheet3.F5" chart:label-cell-address="Sheet3.A5:Sheet3.A5" chart:class="chart:line">
            <chart:data-point chart:repeated="5"/>
          </chart:series>
          <chart:series chart:style-name="ch13" chart:values-cell-range-address="Sheet3.B6:Sheet3.F6" chart:label-cell-address="Sheet3.A6:Sheet3.A6" chart:class="chart:line">
            <chart:data-point chart:repeated="5"/>
          </chart:series>
          <chart:series chart:style-name="ch14" chart:values-cell-range-address="Sheet3.B7:Sheet3.F7" chart:label-cell-address="Sheet3.A7:Sheet3.A7" chart:class="chart:line">
            <chart:data-point chart:repeated="5"/>
          </chart:series>
          <chart:series chart:style-name="ch15" chart:values-cell-range-address="Sheet3.C39:Sheet3.G39" chart:label-cell-address="Sheet3.B39:Sheet3.B39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B1:Sheet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1234</text:p>
                <draw:g>
                  <svg:desc>Sheet3.A2:Sheet3.A2</svg:desc>
                </draw:g>
              </table:table-cell>
              <table:table-cell office:value-type="float" office:value="0.92">
                <text:p>0.92</text:p>
                <draw:g>
                  <svg:desc>Sheet3.B2:Sheet3.F2</svg:desc>
                </draw:g>
              </table:table-cell>
              <table:table-cell office:value-type="float" office:value="0.86">
                <text:p>0.86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43</text:p>
                <draw:g>
                  <svg:desc>Sheet3.A3:Sheet3.A3</svg:desc>
                </draw:g>
              </table:table-cell>
              <table:table-cell office:value-type="float" office:value="0.97">
                <text:p>0.97</text:p>
                <draw:g>
                  <svg:desc>Sheet3.B3:Sheet3.F3</svg:desc>
                </draw:g>
              </table:table-cell>
              <table:table-cell office:value-type="float" office:value="0.92">
                <text:p>0.92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24</text:p>
                <draw:g>
                  <svg:desc>Sheet3.A4:Sheet3.A4</svg:desc>
                </draw:g>
              </table:table-cell>
              <table:table-cell office:value-type="float" office:value="0.97">
                <text:p>0.97</text:p>
                <draw:g>
                  <svg:desc>Sheet3.B4:Sheet3.F4</svg:desc>
                </draw:g>
              </table:table-cell>
              <table:table-cell office:value-type="float" office:value="0.86">
                <text:p>0.86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42</text:p>
                <draw:g>
                  <svg:desc>Sheet3.A5:Sheet3.A5</svg:desc>
                </draw:g>
              </table:table-cell>
              <table:table-cell office:value-type="float" office:value="0.95">
                <text:p>0.95</text:p>
                <draw:g>
                  <svg:desc>Sheet3.B5:Sheet3.F5</svg:desc>
                </draw:g>
              </table:table-cell>
              <table:table-cell office:value-type="float" office:value="0.91">
                <text:p>0.9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23</text:p>
                <draw:g>
                  <svg:desc>Sheet3.A6:Sheet3.A6</svg:desc>
                </draw:g>
              </table:table-cell>
              <table:table-cell office:value-type="float" office:value="0.96">
                <text:p>0.96</text:p>
                <draw:g>
                  <svg:desc>Sheet3.B6:Sheet3.F6</svg:desc>
                </draw:g>
              </table:table-cell>
              <table:table-cell office:value-type="float" office:value="0.88">
                <text:p>0.88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32</text:p>
                <draw:g>
                  <svg:desc>Sheet3.A7:Sheet3.A7</svg:desc>
                </draw:g>
              </table:table-cell>
              <table:table-cell office:value-type="float" office:value="0.97">
                <text:p>0.97</text:p>
                <draw:g>
                  <svg:desc>Sheet3.B7:Sheet3.F7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human</text:p>
                <draw:g>
                  <svg:desc>Sheet3.B39:Sheet3.B39</svg:desc>
                </draw:g>
              </table:table-cell>
              <table:table-cell office:value-type="float" office:value="0.96">
                <text:p>0.96</text:p>
                <draw:g>
                  <svg:desc>Sheet3.C39:Sheet3.G39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33">
                <text:p>0.33</text:p>
              </table:table-cell>
              <table:table-cell office:value-type="float" office:value="0.67">
                <text:p>0.67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MacOSX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43cm" svg:y="0.316cm" chart:style-name="ch2">
          <text:p>Chocolate Candy Number is the first criteria concerned</text:p>
        </chart:title>
        <chart:legend chart:legend-position="end" svg:x="13.555cm" svg:y="2.759cm" style:legend-expansion="high" chart:style-name="ch3"/>
        <chart:plot-area chart:style-name="ch4" table:cell-range-address="Sheet3.A1:Sheet3.F1 Sheet3.A8:Sheet3.F13 Sheet3.B39:Sheet3.G39" chart:data-source-has-labels="both" svg:x="1.321cm" svg:y="1.267cm" svg:width="11.914cm" svg:height="6.582cm">
          <chartooo:coordinate-region svg:x="2.067cm" svg:y="1.46cm" svg:width="11.065cm" svg:height="5.757cm"/>
          <chart:axis chart:dimension="x" chart:name="primary-x" chart:style-name="ch5" chartooo:axis-type="auto">
            <chartooo:date-scale/>
            <chart:title svg:x="5.996cm" svg:y="8.029cm" chart:style-name="ch6">
              <text:p>Five Test Games</text:p>
            </chart:title>
            <chart:categories table:cell-range-address="Sheet3.B1:Sheet3.F1"/>
          </chart:axis>
          <chart:axis chart:dimension="y" chart:name="primary-y" chart:style-name="ch5">
            <chart:title svg:x="0.451cm" svg:y="5.222cm" chart:style-name="ch7">
              <text:p>Win-rate</text:p>
            </chart:title>
            <chart:grid chart:style-name="ch8" chart:class="major"/>
          </chart:axis>
          <chart:series chart:style-name="ch9" chart:values-cell-range-address="Sheet3.B8:Sheet3.F8" chart:label-cell-address="Sheet3.A8:Sheet3.A8" chart:class="chart:line">
            <chart:data-point chart:repeated="5"/>
          </chart:series>
          <chart:series chart:style-name="ch10" chart:values-cell-range-address="Sheet3.B9:Sheet3.F9" chart:label-cell-address="Sheet3.A9:Sheet3.A9" chart:class="chart:line">
            <chart:data-point chart:repeated="5"/>
          </chart:series>
          <chart:series chart:style-name="ch11" chart:values-cell-range-address="Sheet3.B10:Sheet3.F10" chart:label-cell-address="Sheet3.A10:Sheet3.A10" chart:class="chart:line">
            <chart:data-point chart:repeated="5"/>
          </chart:series>
          <chart:series chart:style-name="ch12" chart:values-cell-range-address="Sheet3.B11:Sheet3.F11" chart:label-cell-address="Sheet3.A11:Sheet3.A11" chart:class="chart:line">
            <chart:data-point chart:repeated="5"/>
          </chart:series>
          <chart:series chart:style-name="ch13" chart:values-cell-range-address="Sheet3.B12:Sheet3.F12" chart:label-cell-address="Sheet3.A12:Sheet3.A12" chart:class="chart:line">
            <chart:data-point chart:repeated="5"/>
          </chart:series>
          <chart:series chart:style-name="ch14" chart:values-cell-range-address="Sheet3.B13:Sheet3.F13" chart:label-cell-address="Sheet3.A13:Sheet3.A13" chart:class="chart:line">
            <chart:data-point chart:repeated="5"/>
          </chart:series>
          <chart:series chart:style-name="ch15" chart:values-cell-range-address="Sheet3.C39:Sheet3.G39" chart:label-cell-address="Sheet3.B39:Sheet3.B39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B1:Sheet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2134</text:p>
                <draw:g>
                  <svg:desc>Sheet3.A8:Sheet3.A8</svg:desc>
                </draw:g>
              </table:table-cell>
              <table:table-cell office:value-type="float" office:value="0.96">
                <text:p>0.96</text:p>
                <draw:g>
                  <svg:desc>Sheet3.B8:Sheet3.F8</svg:desc>
                </draw:g>
              </table:table-cell>
              <table:table-cell office:value-type="float" office:value="0.78">
                <text:p>0.78</text:p>
              </table:table-cell>
              <table:table-cell office:value-type="float" office:value="0.12">
                <text:p>0.12</text:p>
              </table:table-cell>
              <table:table-cell office:value-type="float" office:value="0.36">
                <text:p>0.3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43</text:p>
                <draw:g>
                  <svg:desc>Sheet3.A9:Sheet3.A9</svg:desc>
                </draw:g>
              </table:table-cell>
              <table:table-cell office:value-type="float" office:value="0.96">
                <text:p>0.96</text:p>
                <draw:g>
                  <svg:desc>Sheet3.B9:Sheet3.F9</svg:desc>
                </draw:g>
              </table:table-cell>
              <table:table-cell office:value-type="float" office:value="0.78">
                <text:p>0.78</text:p>
              </table:table-cell>
              <table:table-cell office:value-type="float" office:value="0.12">
                <text:p>0.12</text:p>
              </table:table-cell>
              <table:table-cell office:value-type="float" office:value="0.39">
                <text:p>0.3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314</text:p>
                <draw:g>
                  <svg:desc>Sheet3.A10:Sheet3.A10</svg:desc>
                </draw:g>
              </table:table-cell>
              <table:table-cell office:value-type="float" office:value="0.96">
                <text:p>0.96</text:p>
                <draw:g>
                  <svg:desc>Sheet3.B10:Sheet3.F10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0.14">
                <text:p>0.14</text:p>
              </table:table-cell>
              <table:table-cell office:value-type="float" office:value="0.26">
                <text:p>0.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341</text:p>
                <draw:g>
                  <svg:desc>Sheet3.A11:Sheet3.A11</svg:desc>
                </draw:g>
              </table:table-cell>
              <table:table-cell office:value-type="float" office:value="0.91">
                <text:p>0.91</text:p>
                <draw:g>
                  <svg:desc>Sheet3.B11:Sheet3.F11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413</text:p>
                <draw:g>
                  <svg:desc>Sheet3.A12:Sheet3.A12</svg:desc>
                </draw:g>
              </table:table-cell>
              <table:table-cell office:value-type="float" office:value="0.86">
                <text:p>0.86</text:p>
                <draw:g>
                  <svg:desc>Sheet3.B12:Sheet3.F12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431</text:p>
                <draw:g>
                  <svg:desc>Sheet3.A13:Sheet3.A13</svg:desc>
                </draw:g>
              </table:table-cell>
              <table:table-cell office:value-type="float" office:value="0.88">
                <text:p>0.88</text:p>
                <draw:g>
                  <svg:desc>Sheet3.B13:Sheet3.F13</svg:desc>
                </draw:g>
              </table:table-cell>
              <table:table-cell office:value-type="float" office:value="0.84">
                <text:p>0.8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human</text:p>
                <draw:g>
                  <svg:desc>Sheet3.B39:Sheet3.B39</svg:desc>
                </draw:g>
              </table:table-cell>
              <table:table-cell office:value-type="float" office:value="0.96">
                <text:p>0.96</text:p>
                <draw:g>
                  <svg:desc>Sheet3.C39:Sheet3.G39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33">
                <text:p>0.33</text:p>
              </table:table-cell>
              <table:table-cell office:value-type="float" office:value="0.67">
                <text:p>0.67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MacOSX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3cm" svg:y="0.316cm" chart:style-name="ch2">
          <text:p>Wrapped Candy Number is the first criteria concerned</text:p>
        </chart:title>
        <chart:legend chart:legend-position="end" svg:x="13.555cm" svg:y="2.759cm" style:legend-expansion="high" chart:style-name="ch3"/>
        <chart:plot-area chart:style-name="ch4" table:cell-range-address="Sheet3.A1:Sheet3.F1 Sheet3.A14:Sheet3.F19 Sheet3.B39:Sheet3.G39" chart:data-source-has-labels="both" svg:x="1.321cm" svg:y="1.267cm" svg:width="11.914cm" svg:height="6.582cm">
          <chartooo:coordinate-region svg:x="2.067cm" svg:y="1.46cm" svg:width="11.065cm" svg:height="5.757cm"/>
          <chart:axis chart:dimension="x" chart:name="primary-x" chart:style-name="ch5" chartooo:axis-type="auto">
            <chartooo:date-scale/>
            <chart:title svg:x="5.996cm" svg:y="8.029cm" chart:style-name="ch6">
              <text:p>Five Test Games</text:p>
            </chart:title>
            <chart:categories table:cell-range-address="Sheet3.B1:Sheet3.F1"/>
          </chart:axis>
          <chart:axis chart:dimension="y" chart:name="primary-y" chart:style-name="ch5">
            <chart:title svg:x="0.451cm" svg:y="5.233cm" chart:style-name="ch7">
              <text:p>WIn-rate</text:p>
            </chart:title>
            <chart:grid chart:style-name="ch8" chart:class="major"/>
          </chart:axis>
          <chart:series chart:style-name="ch9" chart:values-cell-range-address="Sheet3.B14:Sheet3.F14" chart:label-cell-address="Sheet3.A14:Sheet3.A14" chart:class="chart:line">
            <chart:data-point chart:repeated="5"/>
          </chart:series>
          <chart:series chart:style-name="ch10" chart:values-cell-range-address="Sheet3.B15:Sheet3.F15" chart:label-cell-address="Sheet3.A15:Sheet3.A15" chart:class="chart:line">
            <chart:data-point chart:repeated="5"/>
          </chart:series>
          <chart:series chart:style-name="ch11" chart:values-cell-range-address="Sheet3.B16:Sheet3.F16" chart:label-cell-address="Sheet3.A16:Sheet3.A16" chart:class="chart:line">
            <chart:data-point chart:repeated="5"/>
          </chart:series>
          <chart:series chart:style-name="ch12" chart:values-cell-range-address="Sheet3.B17:Sheet3.F17" chart:label-cell-address="Sheet3.A17:Sheet3.A17" chart:class="chart:line">
            <chart:data-point chart:repeated="5"/>
          </chart:series>
          <chart:series chart:style-name="ch13" chart:values-cell-range-address="Sheet3.B18:Sheet3.F18" chart:label-cell-address="Sheet3.A18:Sheet3.A18" chart:class="chart:line">
            <chart:data-point chart:repeated="5"/>
          </chart:series>
          <chart:series chart:style-name="ch14" chart:values-cell-range-address="Sheet3.B19:Sheet3.F19" chart:label-cell-address="Sheet3.A19:Sheet3.A19" chart:class="chart:line">
            <chart:data-point chart:repeated="5"/>
          </chart:series>
          <chart:series chart:style-name="ch15" chart:values-cell-range-address="Sheet3.C39:Sheet3.G39" chart:label-cell-address="Sheet3.B39:Sheet3.B39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B1:Sheet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3124</text:p>
                <draw:g>
                  <svg:desc>Sheet3.A14:Sheet3.A14</svg:desc>
                </draw:g>
              </table:table-cell>
              <table:table-cell office:value-type="float" office:value="0.93">
                <text:p>0.93</text:p>
                <draw:g>
                  <svg:desc>Sheet3.B14:Sheet3.F14</svg:desc>
                </draw:g>
              </table:table-cell>
              <table:table-cell office:value-type="float" office:value="0.78">
                <text:p>0.78</text:p>
              </table:table-cell>
              <table:table-cell office:value-type="float" office:value="0.11">
                <text:p>0.11</text:p>
              </table:table-cell>
              <table:table-cell office:value-type="float" office:value="0.36">
                <text:p>0.3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142</text:p>
                <draw:g>
                  <svg:desc>Sheet3.A15:Sheet3.A15</svg:desc>
                </draw:g>
              </table:table-cell>
              <table:table-cell office:value-type="float" office:value="0.82">
                <text:p>0.82</text:p>
                <draw:g>
                  <svg:desc>Sheet3.B15:Sheet3.F15</svg:desc>
                </draw:g>
              </table:table-cell>
              <table:table-cell office:value-type="float" office:value="0.77">
                <text:p>0.77</text:p>
              </table:table-cell>
              <table:table-cell office:value-type="float" office:value="0.07">
                <text:p>0.07</text:p>
              </table:table-cell>
              <table:table-cell office:value-type="float" office:value="0.31">
                <text:p>0.3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214</text:p>
                <draw:g>
                  <svg:desc>Sheet3.A16:Sheet3.A16</svg:desc>
                </draw:g>
              </table:table-cell>
              <table:table-cell office:value-type="float" office:value="0.93">
                <text:p>0.93</text:p>
                <draw:g>
                  <svg:desc>Sheet3.B16:Sheet3.F16</svg:desc>
                </draw:g>
              </table:table-cell>
              <table:table-cell office:value-type="float" office:value="0.73">
                <text:p>0.73</text:p>
              </table:table-cell>
              <table:table-cell office:value-type="float" office:value="0.14">
                <text:p>0.14</text:p>
              </table:table-cell>
              <table:table-cell office:value-type="float" office:value="0.1">
                <text:p>0.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241</text:p>
                <draw:g>
                  <svg:desc>Sheet3.A17:Sheet3.A17</svg:desc>
                </draw:g>
              </table:table-cell>
              <table:table-cell office:value-type="float" office:value="0.89">
                <text:p>0.89</text:p>
                <draw:g>
                  <svg:desc>Sheet3.B17:Sheet3.F17</svg:desc>
                </draw:g>
              </table:table-cell>
              <table:table-cell office:value-type="float" office:value="0.83">
                <text:p>0.83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412</text:p>
                <draw:g>
                  <svg:desc>Sheet3.A18:Sheet3.A18</svg:desc>
                </draw:g>
              </table:table-cell>
              <table:table-cell office:value-type="float" office:value="0.87">
                <text:p>0.87</text:p>
                <draw:g>
                  <svg:desc>Sheet3.B18:Sheet3.F18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421</text:p>
                <draw:g>
                  <svg:desc>Sheet3.A19:Sheet3.A19</svg:desc>
                </draw:g>
              </table:table-cell>
              <table:table-cell office:value-type="float" office:value="0.9">
                <text:p>0.9</text:p>
                <draw:g>
                  <svg:desc>Sheet3.B19:Sheet3.F19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human</text:p>
                <draw:g>
                  <svg:desc>Sheet3.B39:Sheet3.B39</svg:desc>
                </draw:g>
              </table:table-cell>
              <table:table-cell office:value-type="float" office:value="0.96">
                <text:p>0.96</text:p>
                <draw:g>
                  <svg:desc>Sheet3.C39:Sheet3.G39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33">
                <text:p>0.33</text:p>
              </table:table-cell>
              <table:table-cell office:value-type="float" office:value="0.67">
                <text:p>0.67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MacOSX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36cm" svg:y="0.316cm" chart:style-name="ch2">
          <text:p>Striped Candy Number is the first criteria concerned</text:p>
        </chart:title>
        <chart:legend chart:legend-position="end" svg:x="13.555cm" svg:y="2.759cm" style:legend-expansion="high" chart:style-name="ch3"/>
        <chart:plot-area chart:style-name="ch4" table:cell-range-address="Sheet3.A1:Sheet3.F1 Sheet3.A20:Sheet3.F25 Sheet3.B39:Sheet3.G39" chart:data-source-has-labels="both" svg:x="1.321cm" svg:y="1.267cm" svg:width="11.914cm" svg:height="6.582cm">
          <chartooo:coordinate-region svg:x="2.067cm" svg:y="1.46cm" svg:width="11.065cm" svg:height="5.757cm"/>
          <chart:axis chart:dimension="x" chart:name="primary-x" chart:style-name="ch5" chartooo:axis-type="auto">
            <chartooo:date-scale/>
            <chart:title svg:x="5.996cm" svg:y="8.029cm" chart:style-name="ch6">
              <text:p>Five Test Games</text:p>
            </chart:title>
            <chart:categories table:cell-range-address="Sheet3.B1:Sheet3.F1"/>
          </chart:axis>
          <chart:axis chart:dimension="y" chart:name="primary-y" chart:style-name="ch5">
            <chart:title svg:x="0.451cm" svg:y="5.222cm" chart:style-name="ch7">
              <text:p>Win-rate</text:p>
            </chart:title>
            <chart:grid chart:style-name="ch8" chart:class="major"/>
          </chart:axis>
          <chart:series chart:style-name="ch9" chart:values-cell-range-address="Sheet3.B20:Sheet3.F20" chart:label-cell-address="Sheet3.A20:Sheet3.A20" chart:class="chart:line">
            <chart:data-point chart:repeated="5"/>
          </chart:series>
          <chart:series chart:style-name="ch10" chart:values-cell-range-address="Sheet3.B21:Sheet3.F21" chart:label-cell-address="Sheet3.A21:Sheet3.A21" chart:class="chart:line">
            <chart:data-point chart:repeated="5"/>
          </chart:series>
          <chart:series chart:style-name="ch11" chart:values-cell-range-address="Sheet3.B22:Sheet3.F22" chart:label-cell-address="Sheet3.A22:Sheet3.A22" chart:class="chart:line">
            <chart:data-point chart:repeated="5"/>
          </chart:series>
          <chart:series chart:style-name="ch12" chart:values-cell-range-address="Sheet3.B23:Sheet3.F23" chart:label-cell-address="Sheet3.A23:Sheet3.A23" chart:class="chart:line">
            <chart:data-point chart:repeated="5"/>
          </chart:series>
          <chart:series chart:style-name="ch13" chart:values-cell-range-address="Sheet3.B24:Sheet3.F24" chart:label-cell-address="Sheet3.A24:Sheet3.A24" chart:class="chart:line">
            <chart:data-point chart:repeated="5"/>
          </chart:series>
          <chart:series chart:style-name="ch14" chart:values-cell-range-address="Sheet3.B25:Sheet3.F25" chart:label-cell-address="Sheet3.A25:Sheet3.A25" chart:class="chart:line">
            <chart:data-point chart:repeated="5"/>
          </chart:series>
          <chart:series chart:style-name="ch15" chart:values-cell-range-address="Sheet3.C39:Sheet3.G39" chart:label-cell-address="Sheet3.B39:Sheet3.B39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B1:Sheet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4123</text:p>
                <draw:g>
                  <svg:desc>Sheet3.A20:Sheet3.A20</svg:desc>
                </draw:g>
              </table:table-cell>
              <table:table-cell office:value-type="float" office:value="0.22">
                <text:p>0.22</text:p>
                <draw:g>
                  <svg:desc>Sheet3.B20:Sheet3.F20</svg:desc>
                </draw:g>
              </table:table-cell>
              <table:table-cell office:value-type="float" office:value="0.29">
                <text:p>0.29</text:p>
              </table:table-cell>
              <table:table-cell office:value-type="float" office:value="0.39">
                <text:p>0.39</text:p>
              </table:table-cell>
              <table:table-cell office:value-type="float" office:value="0.32">
                <text:p>0.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132</text:p>
                <draw:g>
                  <svg:desc>Sheet3.A21:Sheet3.A21</svg:desc>
                </draw:g>
              </table:table-cell>
              <table:table-cell office:value-type="float" office:value="0.24">
                <text:p>0.24</text:p>
                <draw:g>
                  <svg:desc>Sheet3.B21:Sheet3.F21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13</text:p>
                <draw:g>
                  <svg:desc>Sheet3.A22:Sheet3.A22</svg:desc>
                </draw:g>
              </table:table-cell>
              <table:table-cell office:value-type="float" office:value="0.22">
                <text:p>0.22</text:p>
                <draw:g>
                  <svg:desc>Sheet3.B22:Sheet3.F22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31</text:p>
                <draw:g>
                  <svg:desc>Sheet3.A23:Sheet3.A23</svg:desc>
                </draw:g>
              </table:table-cell>
              <table:table-cell office:value-type="float" office:value="0.14">
                <text:p>0.14</text:p>
                <draw:g>
                  <svg:desc>Sheet3.B23:Sheet3.F23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12</text:p>
                <draw:g>
                  <svg:desc>Sheet3.A24:Sheet3.A24</svg:desc>
                </draw:g>
              </table:table-cell>
              <table:table-cell office:value-type="float" office:value="0.88">
                <text:p>0.88</text:p>
                <draw:g>
                  <svg:desc>Sheet3.B24:Sheet3.F24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22">
                <text:p>0.22</text:p>
              </table:table-cell>
              <table:table-cell office:value-type="float" office:value="0.26">
                <text:p>0.2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321</text:p>
                <draw:g>
                  <svg:desc>Sheet3.A25:Sheet3.A25</svg:desc>
                </draw:g>
              </table:table-cell>
              <table:table-cell office:value-type="float" office:value="0.84">
                <text:p>0.84</text:p>
                <draw:g>
                  <svg:desc>Sheet3.B25:Sheet3.F25</svg:desc>
                </draw:g>
              </table:table-cell>
              <table:table-cell office:value-type="float" office:value="0.83">
                <text:p>0.83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human</text:p>
                <draw:g>
                  <svg:desc>Sheet3.B39:Sheet3.B39</svg:desc>
                </draw:g>
              </table:table-cell>
              <table:table-cell office:value-type="float" office:value="0.96">
                <text:p>0.96</text:p>
                <draw:g>
                  <svg:desc>Sheet3.C39:Sheet3.G39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33">
                <text:p>0.33</text:p>
              </table:table-cell>
              <table:table-cell office:value-type="float" office:value="0.67">
                <text:p>0.67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MacOSX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